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35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228.18mm" svg:y="20.57mm">
            <draw:object draw:notify-on-update-of-ranges="Sheet1.A6:Sheet1.A16 Sheet1.B5:Sheet1.B5 Sheet1.B6:Sheet1.B16 Sheet1.B22:Sheet1.B22 Sheet1.B23:Sheet1.B3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0001" calcext:value-type="float">
            <text:p>1.00E-00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gmres_e6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</table:table-row>
        <table:table-row table:style-name="ro1">
          <table:table-cell office:value-type="string" calcext:value-type="string">
            <text:p>1-12-2.CNG.swc</text:p>
          </table:table-cell>
          <table:table-cell office:value-type="float" office:value="1.42091" calcext:value-type="float">
            <text:p>1.42091</text:p>
          </table:table-cell>
          <table:table-cell office:value-type="float" office:value="202.007" calcext:value-type="float">
            <text:p>202.007</text:p>
          </table:table-cell>
          <table:table-cell office:value-type="float" office:value="287.033" calcext:value-type="float">
            <text:p>287.0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0.609792" calcext:value-type="float">
            <text:p>0.609792</text:p>
          </table:table-cell>
          <table:table-cell office:value-type="float" office:value="201.397" calcext:value-type="float">
            <text:p>201.397</text:p>
          </table:table-cell>
        </table:table-row>
        <table:table-row table:style-name="ro1">
          <table:table-cell office:value-type="string" calcext:value-type="string">
            <text:p>126-1-6.CNG.swc</text:p>
          </table:table-cell>
          <table:table-cell office:value-type="float" office:value="1.91782" calcext:value-type="float">
            <text:p>1.91782</text:p>
          </table:table-cell>
          <table:table-cell office:value-type="float" office:value="175.431" calcext:value-type="float">
            <text:p>175.431</text:p>
          </table:table-cell>
          <table:table-cell office:value-type="float" office:value="336.444" calcext:value-type="float">
            <text:p>336.444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0.69552" calcext:value-type="float">
            <text:p>0.69552</text:p>
          </table:table-cell>
          <table:table-cell office:value-type="float" office:value="174.735" calcext:value-type="float">
            <text:p>174.735</text:p>
          </table:table-cell>
        </table:table-row>
        <table:table-row table:style-name="ro1">
          <table:table-cell office:value-type="string" calcext:value-type="string">
            <text:p>189-1-11dw.CNG.swc</text:p>
          </table:table-cell>
          <table:table-cell office:value-type="float" office:value="1.80877" calcext:value-type="float">
            <text:p>1.80877</text:p>
          </table:table-cell>
          <table:table-cell office:value-type="float" office:value="189.344" calcext:value-type="float">
            <text:p>189.344</text:p>
          </table:table-cell>
          <table:table-cell office:value-type="float" office:value="342.48" calcext:value-type="float">
            <text:p>342.4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0.713024" calcext:value-type="float">
            <text:p>0.713024</text:p>
          </table:table-cell>
          <table:table-cell office:value-type="float" office:value="188.631" calcext:value-type="float">
            <text:p>188.631</text:p>
          </table:table-cell>
        </table:table-row>
        <table:table-row table:style-name="ro1">
          <table:table-cell office:value-type="string" calcext:value-type="string">
            <text:p>219-1.CNG.swc</text:p>
          </table:table-cell>
          <table:table-cell office:value-type="float" office:value="1.68312" calcext:value-type="float">
            <text:p>1.68312</text:p>
          </table:table-cell>
          <table:table-cell office:value-type="float" office:value="212.098" calcext:value-type="float">
            <text:p>212.098</text:p>
          </table:table-cell>
          <table:table-cell office:value-type="float" office:value="356.986" calcext:value-type="float">
            <text:p>356.986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0.714176" calcext:value-type="float">
            <text:p>0.714176</text:p>
          </table:table-cell>
          <table:table-cell office:value-type="float" office:value="211.384" calcext:value-type="float">
            <text:p>211.384</text:p>
          </table:table-cell>
        </table:table-row>
        <table:table-row table:style-name="ro1">
          <table:table-cell office:value-type="string" calcext:value-type="string">
            <text:p>31o_pyramidal19aFI.CNG.swc</text:p>
          </table:table-cell>
          <table:table-cell office:value-type="float" office:value="2.43948" calcext:value-type="float">
            <text:p>2.43948</text:p>
          </table:table-cell>
          <table:table-cell office:value-type="float" office:value="171.954" calcext:value-type="float">
            <text:p>171.954</text:p>
          </table:table-cell>
          <table:table-cell office:value-type="float" office:value="419.478" calcext:value-type="float">
            <text:p>419.478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0.701248" calcext:value-type="float">
            <text:p>0.701248</text:p>
          </table:table-cell>
          <table:table-cell office:value-type="float" office:value="171.253" calcext:value-type="float">
            <text:p>171.253</text:p>
          </table:table-cell>
        </table:table-row>
        <table:table-row table:style-name="ro1">
          <table:table-cell office:value-type="string" calcext:value-type="string">
            <text:p>AIBL.CNG.swc</text:p>
          </table:table-cell>
          <table:table-cell office:value-type="float" office:value="1.86254" calcext:value-type="float">
            <text:p>1.86254</text:p>
          </table:table-cell>
          <table:table-cell office:value-type="float" office:value="15.6235" calcext:value-type="float">
            <text:p>15.6235</text:p>
          </table:table-cell>
          <table:table-cell office:value-type="float" office:value="29.0993" calcext:value-type="float">
            <text:p>29.099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0.859392" calcext:value-type="float">
            <text:p>0.859392</text:p>
          </table:table-cell>
          <table:table-cell office:value-type="float" office:value="14.7641" calcext:value-type="float">
            <text:p>14.7641</text:p>
          </table:table-cell>
        </table:table-row>
        <table:table-row table:style-name="ro1">
          <table:table-cell office:value-type="string" calcext:value-type="string">
            <text:p>BC131sdaxlay.CNG.swc</text:p>
          </table:table-cell>
          <table:table-cell office:value-type="float" office:value="1.58429" calcext:value-type="float">
            <text:p>1.58429</text:p>
          </table:table-cell>
          <table:table-cell office:value-type="float" office:value="235.504" calcext:value-type="float">
            <text:p>235.504</text:p>
          </table:table-cell>
          <table:table-cell office:value-type="float" office:value="373.107" calcext:value-type="float">
            <text:p>373.107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0.947232" calcext:value-type="float">
            <text:p>0.947232</text:p>
          </table:table-cell>
          <table:table-cell office:value-type="float" office:value="234.556" calcext:value-type="float">
            <text:p>234.556</text:p>
          </table:table-cell>
        </table:table-row>
        <table:table-row table:style-name="ro1">
          <table:table-cell office:value-type="string" calcext:value-type="string">
            <text:p>N-10-5-3-5L.CNG.swc</text:p>
          </table:table-cell>
          <table:table-cell office:value-type="float" office:value="1.73888" calcext:value-type="float">
            <text:p>1.73888</text:p>
          </table:table-cell>
          <table:table-cell office:value-type="float" office:value="218.862" calcext:value-type="float">
            <text:p>218.862</text:p>
          </table:table-cell>
          <table:table-cell office:value-type="float" office:value="380.575" calcext:value-type="float">
            <text:p>380.575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0.695072" calcext:value-type="float">
            <text:p>0.695072</text:p>
          </table:table-cell>
          <table:table-cell office:value-type="float" office:value="218.167" calcext:value-type="float">
            <text:p>218.167</text:p>
          </table:table-cell>
        </table:table-row>
        <table:table-row table:style-name="ro1">
          <table:table-cell office:value-type="string" calcext:value-type="string">
            <text:p>N-19-3-3-1-R.CNG.swc</text:p>
          </table:table-cell>
          <table:table-cell office:value-type="float" office:value="1.65605" calcext:value-type="float">
            <text:p>1.65605</text:p>
          </table:table-cell>
          <table:table-cell office:value-type="float" office:value="185.583" calcext:value-type="float">
            <text:p>185.583</text:p>
          </table:table-cell>
          <table:table-cell office:value-type="float" office:value="307.335" calcext:value-type="float">
            <text:p>307.33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0.696672" calcext:value-type="float">
            <text:p>0.696672</text:p>
          </table:table-cell>
          <table:table-cell office:value-type="float" office:value="184.887" calcext:value-type="float">
            <text:p>184.887</text:p>
          </table:table-cell>
        </table:table-row>
        <table:table-row table:style-name="ro1">
          <table:table-cell office:value-type="string" calcext:value-type="string">
            <text:p>N-20-7-3-5L.CNG.swc</text:p>
          </table:table-cell>
          <table:table-cell office:value-type="float" office:value="1.73599" calcext:value-type="float">
            <text:p>1.73599</text:p>
          </table:table-cell>
          <table:table-cell office:value-type="float" office:value="219.701" calcext:value-type="float">
            <text:p>219.701</text:p>
          </table:table-cell>
          <table:table-cell office:value-type="float" office:value="381.399" calcext:value-type="float">
            <text:p>381.399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0.954304" calcext:value-type="float">
            <text:p>0.954304</text:p>
          </table:table-cell>
          <table:table-cell office:value-type="float" office:value="218.747" calcext:value-type="float">
            <text:p>218.747</text:p>
          </table:table-cell>
        </table:table-row>
        <table:table-row table:style-name="ro1">
          <table:table-cell office:value-type="string" calcext:value-type="string">
            <text:p>THINSTAR.CNG.swc</text:p>
          </table:table-cell>
          <table:table-cell office:value-type="float" office:value="1.64814" calcext:value-type="float">
            <text:p>1.64814</text:p>
          </table:table-cell>
          <table:table-cell office:value-type="float" office:value="236.179" calcext:value-type="float">
            <text:p>236.179</text:p>
          </table:table-cell>
          <table:table-cell office:value-type="float" office:value="389.255" calcext:value-type="float">
            <text:p>389.255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0.723232" calcext:value-type="float">
            <text:p>0.723232</text:p>
          </table:table-cell>
          <table:table-cell office:value-type="float" office:value="235.455" calcext:value-type="float">
            <text:p>235.45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gm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1" calcext:value-type="float">
            <text:p>1.00E-0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gmres_e3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</table:table-row>
        <table:table-row table:style-name="ro1">
          <table:table-cell office:value-type="string" calcext:value-type="string">
            <text:p>1-12-2.CNG.swc</text:p>
          </table:table-cell>
          <table:table-cell office:value-type="float" office:value="2.40929" calcext:value-type="float">
            <text:p>2.40929</text:p>
          </table:table-cell>
          <table:table-cell office:value-type="float" office:value="40.7108" calcext:value-type="float">
            <text:p>40.7108</text:p>
          </table:table-cell>
          <table:table-cell office:value-type="float" office:value="98.084" calcext:value-type="float">
            <text:p>98.08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.26346" calcext:value-type="float">
            <text:p>1.26346</text:p>
          </table:table-cell>
          <table:table-cell office:value-type="float" office:value="39.4473" calcext:value-type="float">
            <text:p>39.4473</text:p>
          </table:table-cell>
        </table:table-row>
        <table:table-row table:style-name="ro1">
          <table:table-cell office:value-type="string" calcext:value-type="string">
            <text:p>126-1-6.CNG.swc</text:p>
          </table:table-cell>
          <table:table-cell office:value-type="float" office:value="2.99877" calcext:value-type="float">
            <text:p>2.99877</text:p>
          </table:table-cell>
          <table:table-cell office:value-type="float" office:value="35.4957" calcext:value-type="float">
            <text:p>35.4957</text:p>
          </table:table-cell>
          <table:table-cell office:value-type="float" office:value="106.444" calcext:value-type="float">
            <text:p>106.44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.09203" calcext:value-type="float">
            <text:p>1.09203</text:p>
          </table:table-cell>
          <table:table-cell office:value-type="float" office:value="34.4037" calcext:value-type="float">
            <text:p>34.4037</text:p>
          </table:table-cell>
        </table:table-row>
        <table:table-row table:style-name="ro1">
          <table:table-cell office:value-type="string" calcext:value-type="string">
            <text:p>189-1-11dw.CNG.swc</text:p>
          </table:table-cell>
          <table:table-cell office:value-type="float" office:value="2.99211" calcext:value-type="float">
            <text:p>2.99211</text:p>
          </table:table-cell>
          <table:table-cell office:value-type="float" office:value="31.7599" calcext:value-type="float">
            <text:p>31.7599</text:p>
          </table:table-cell>
          <table:table-cell office:value-type="float" office:value="95.0291" calcext:value-type="float">
            <text:p>95.029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701792" calcext:value-type="float">
            <text:p>0.701792</text:p>
          </table:table-cell>
          <table:table-cell office:value-type="float" office:value="31.0581" calcext:value-type="float">
            <text:p>31.0581</text:p>
          </table:table-cell>
        </table:table-row>
        <table:table-row table:style-name="ro1">
          <table:table-cell office:value-type="string" calcext:value-type="string">
            <text:p>219-1.CNG.swc</text:p>
          </table:table-cell>
          <table:table-cell office:value-type="float" office:value="2.42029" calcext:value-type="float">
            <text:p>2.42029</text:p>
          </table:table-cell>
          <table:table-cell office:value-type="float" office:value="35.9513" calcext:value-type="float">
            <text:p>35.9513</text:p>
          </table:table-cell>
          <table:table-cell office:value-type="float" office:value="87.0127" calcext:value-type="float">
            <text:p>87.012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.705664" calcext:value-type="float">
            <text:p>0.705664</text:p>
          </table:table-cell>
          <table:table-cell office:value-type="float" office:value="35.2456" calcext:value-type="float">
            <text:p>35.2456</text:p>
          </table:table-cell>
        </table:table-row>
        <table:table-row table:style-name="ro1">
          <table:table-cell office:value-type="string" calcext:value-type="string">
            <text:p>31o_pyramidal19aFI.CNG.swc</text:p>
          </table:table-cell>
          <table:table-cell office:value-type="float" office:value="2.85244" calcext:value-type="float">
            <text:p>2.85244</text:p>
          </table:table-cell>
          <table:table-cell office:value-type="float" office:value="28.2324" calcext:value-type="float">
            <text:p>28.2324</text:p>
          </table:table-cell>
          <table:table-cell office:value-type="float" office:value="80.531" calcext:value-type="float">
            <text:p>80.53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.70736" calcext:value-type="float">
            <text:p>0.70736</text:p>
          </table:table-cell>
          <table:table-cell office:value-type="float" office:value="27.525" calcext:value-type="float">
            <text:p>27.525</text:p>
          </table:table-cell>
        </table:table-row>
        <table:table-row table:style-name="ro1">
          <table:table-cell office:value-type="string" calcext:value-type="string">
            <text:p>AIBL.CNG.swc</text:p>
          </table:table-cell>
          <table:table-cell office:value-type="float" office:value="1.7698" calcext:value-type="float">
            <text:p>1.7698</text:p>
          </table:table-cell>
          <table:table-cell office:value-type="float" office:value="9.09267" calcext:value-type="float">
            <text:p>9.09267</text:p>
          </table:table-cell>
          <table:table-cell office:value-type="float" office:value="16.0923" calcext:value-type="float">
            <text:p>16.092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0.851904" calcext:value-type="float">
            <text:p>0.851904</text:p>
          </table:table-cell>
          <table:table-cell office:value-type="float" office:value="8.24077" calcext:value-type="float">
            <text:p>8.24077</text:p>
          </table:table-cell>
        </table:table-row>
        <table:table-row table:style-name="ro1">
          <table:table-cell office:value-type="string" calcext:value-type="string">
            <text:p>BC131sdaxlay.CNG.swc</text:p>
          </table:table-cell>
          <table:table-cell office:value-type="float" office:value="2.9091" calcext:value-type="float">
            <text:p>2.9091</text:p>
          </table:table-cell>
          <table:table-cell office:value-type="float" office:value="41.6708" calcext:value-type="float">
            <text:p>41.6708</text:p>
          </table:table-cell>
          <table:table-cell office:value-type="float" office:value="121.225" calcext:value-type="float">
            <text:p>121.2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957632" calcext:value-type="float">
            <text:p>0.957632</text:p>
          </table:table-cell>
          <table:table-cell office:value-type="float" office:value="40.7132" calcext:value-type="float">
            <text:p>40.7132</text:p>
          </table:table-cell>
        </table:table-row>
        <table:table-row table:style-name="ro1">
          <table:table-cell office:value-type="string" calcext:value-type="string">
            <text:p>N-10-5-3-5L.CNG.swc</text:p>
          </table:table-cell>
          <table:table-cell office:value-type="float" office:value="2.15285" calcext:value-type="float">
            <text:p>2.15285</text:p>
          </table:table-cell>
          <table:table-cell office:value-type="float" office:value="40.5938" calcext:value-type="float">
            <text:p>40.5938</text:p>
          </table:table-cell>
          <table:table-cell office:value-type="float" office:value="87.3925" calcext:value-type="float">
            <text:p>87.392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69584" calcext:value-type="float">
            <text:p>0.69584</text:p>
          </table:table-cell>
          <table:table-cell office:value-type="float" office:value="39.898" calcext:value-type="float">
            <text:p>39.898</text:p>
          </table:table-cell>
        </table:table-row>
        <table:table-row table:style-name="ro1">
          <table:table-cell office:value-type="string" calcext:value-type="string">
            <text:p>N-19-3-3-1-R.CNG.swc</text:p>
          </table:table-cell>
          <table:table-cell office:value-type="float" office:value="2.53327" calcext:value-type="float">
            <text:p>2.53327</text:p>
          </table:table-cell>
          <table:table-cell office:value-type="float" office:value="31.6004" calcext:value-type="float">
            <text:p>31.6004</text:p>
          </table:table-cell>
          <table:table-cell office:value-type="float" office:value="80.0524" calcext:value-type="float">
            <text:p>80.052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687552" calcext:value-type="float">
            <text:p>0.687552</text:p>
          </table:table-cell>
          <table:table-cell office:value-type="float" office:value="30.9129" calcext:value-type="float">
            <text:p>30.9129</text:p>
          </table:table-cell>
        </table:table-row>
        <table:table-row table:style-name="ro1">
          <table:table-cell office:value-type="string" calcext:value-type="string">
            <text:p>N-20-7-3-5L.CNG.swc</text:p>
          </table:table-cell>
          <table:table-cell office:value-type="float" office:value="2.7052" calcext:value-type="float">
            <text:p>2.7052</text:p>
          </table:table-cell>
          <table:table-cell office:value-type="float" office:value="31.5397" calcext:value-type="float">
            <text:p>31.5397</text:p>
          </table:table-cell>
          <table:table-cell office:value-type="float" office:value="85.3213" calcext:value-type="float">
            <text:p>85.32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0.920864" calcext:value-type="float">
            <text:p>0.920864</text:p>
          </table:table-cell>
          <table:table-cell office:value-type="float" office:value="30.6189" calcext:value-type="float">
            <text:p>30.6189</text:p>
          </table:table-cell>
        </table:table-row>
        <table:table-row table:style-name="ro1">
          <table:table-cell office:value-type="string" calcext:value-type="string">
            <text:p>THINSTAR.CNG.swc</text:p>
          </table:table-cell>
          <table:table-cell office:value-type="float" office:value="2.14752" calcext:value-type="float">
            <text:p>2.14752</text:p>
          </table:table-cell>
          <table:table-cell office:value-type="float" office:value="41.2139" calcext:value-type="float">
            <text:p>41.2139</text:p>
          </table:table-cell>
          <table:table-cell office:value-type="float" office:value="88.5076" calcext:value-type="float">
            <text:p>88.507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0.717344" calcext:value-type="float">
            <text:p>0.717344</text:p>
          </table:table-cell>
          <table:table-cell office:value-type="float" office:value="40.4965" calcext:value-type="float">
            <text:p>40.4965</text:p>
          </table:table-cell>
        </table:table-row>
      </table:table>
      <table:table table:name="Sheet3" table:style-name="ta1">
        <table:shapes>
          <draw:frame draw:z-index="0" draw:style-name="gr1" draw:text-style-name="P1" svg:width="159.99mm" svg:height="89.99mm" svg:x="226.68mm" svg:y="18.43mm">
            <draw:object draw:notify-on-update-of-ranges="Sheet3.A6:Sheet3.A16 Sheet3.B5:Sheet3.B5 Sheet3.B6:Sheet3.B16 Sheet3.B21:Sheet3.B21 Sheet3.B22:Sheet3.B3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conjug gr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0001" calcext:value-type="float">
            <text:p>1.00E-006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cg_1e6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</table:table-row>
        <table:table-row table:style-name="ro1">
          <table:table-cell office:value-type="string" calcext:value-type="string">
            <text:p>1-12-2.CNG.swc</text:p>
          </table:table-cell>
          <table:table-cell office:value-type="float" office:value="1.15137" calcext:value-type="float">
            <text:p>1.15137</text:p>
          </table:table-cell>
          <table:table-cell office:value-type="float" office:value="45.9491" calcext:value-type="float">
            <text:p>45.9491</text:p>
          </table:table-cell>
          <table:table-cell office:value-type="float" office:value="52.9043" calcext:value-type="float">
            <text:p>52.9043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.10464" calcext:value-type="float">
            <text:p>1.10464</text:p>
          </table:table-cell>
          <table:table-cell office:value-type="float" office:value="44.8444" calcext:value-type="float">
            <text:p>44.8444</text:p>
          </table:table-cell>
        </table:table-row>
        <table:table-row table:style-name="ro1">
          <table:table-cell office:value-type="string" calcext:value-type="string">
            <text:p>126-1-6.CNG.swc</text:p>
          </table:table-cell>
          <table:table-cell office:value-type="float" office:value="1.23713" calcext:value-type="float">
            <text:p>1.23713</text:p>
          </table:table-cell>
          <table:table-cell office:value-type="float" office:value="37.15" calcext:value-type="float">
            <text:p>37.15</text:p>
          </table:table-cell>
          <table:table-cell office:value-type="float" office:value="45.9593" calcext:value-type="float">
            <text:p>45.9593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0.718368" calcext:value-type="float">
            <text:p>0.718368</text:p>
          </table:table-cell>
          <table:table-cell office:value-type="float" office:value="36.4317" calcext:value-type="float">
            <text:p>36.4317</text:p>
          </table:table-cell>
        </table:table-row>
        <table:table-row table:style-name="ro1">
          <table:table-cell office:value-type="string" calcext:value-type="string">
            <text:p>189-1-11dw.CNG.swc</text:p>
          </table:table-cell>
          <table:table-cell office:value-type="float" office:value="1.29964" calcext:value-type="float">
            <text:p>1.29964</text:p>
          </table:table-cell>
          <table:table-cell office:value-type="float" office:value="36.983" calcext:value-type="float">
            <text:p>36.983</text:p>
          </table:table-cell>
          <table:table-cell office:value-type="float" office:value="48.0645" calcext:value-type="float">
            <text:p>48.0645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float" office:value="0.726272" calcext:value-type="float">
            <text:p>0.726272</text:p>
          </table:table-cell>
          <table:table-cell office:value-type="float" office:value="36.2568" calcext:value-type="float">
            <text:p>36.2568</text:p>
          </table:table-cell>
        </table:table-row>
        <table:table-row table:style-name="ro1">
          <table:table-cell office:value-type="string" calcext:value-type="string">
            <text:p>219-1.CNG.swc</text:p>
          </table:table-cell>
          <table:table-cell office:value-type="float" office:value="1.40968" calcext:value-type="float">
            <text:p>1.40968</text:p>
          </table:table-cell>
          <table:table-cell office:value-type="float" office:value="33.8928" calcext:value-type="float">
            <text:p>33.8928</text:p>
          </table:table-cell>
          <table:table-cell office:value-type="float" office:value="47.7781" calcext:value-type="float">
            <text:p>47.778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0.707392" calcext:value-type="float">
            <text:p>0.707392</text:p>
          </table:table-cell>
          <table:table-cell office:value-type="float" office:value="33.1854" calcext:value-type="float">
            <text:p>33.1854</text:p>
          </table:table-cell>
        </table:table-row>
        <table:table-row table:style-name="ro1">
          <table:table-cell office:value-type="string" calcext:value-type="string">
            <text:p>31o_pyramidal19aFI.CNG.swc</text:p>
          </table:table-cell>
          <table:table-cell office:value-type="float" office:value="1.37881" calcext:value-type="float">
            <text:p>1.37881</text:p>
          </table:table-cell>
          <table:table-cell office:value-type="float" office:value="33.448" calcext:value-type="float">
            <text:p>33.448</text:p>
          </table:table-cell>
          <table:table-cell office:value-type="float" office:value="46.1185" calcext:value-type="float">
            <text:p>46.1185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0.72032" calcext:value-type="float">
            <text:p>0.72032</text:p>
          </table:table-cell>
          <table:table-cell office:value-type="float" office:value="32.7277" calcext:value-type="float">
            <text:p>32.7277</text:p>
          </table:table-cell>
        </table:table-row>
        <table:table-row table:style-name="ro1">
          <table:table-cell office:value-type="string" calcext:value-type="string">
            <text:p>AIBL.CNG.swc</text:p>
          </table:table-cell>
          <table:table-cell office:value-type="float" office:value="1.29505" calcext:value-type="float">
            <text:p>1.29505</text:p>
          </table:table-cell>
          <table:table-cell office:value-type="float" office:value="3.97843" calcext:value-type="float">
            <text:p>3.97843</text:p>
          </table:table-cell>
          <table:table-cell office:value-type="float" office:value="5.15229" calcext:value-type="float">
            <text:p>5.1522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844032" calcext:value-type="float">
            <text:p>0.844032</text:p>
          </table:table-cell>
          <table:table-cell office:value-type="float" office:value="3.1344" calcext:value-type="float">
            <text:p>3.1344</text:p>
          </table:table-cell>
        </table:table-row>
        <table:table-row table:style-name="ro1">
          <table:table-cell office:value-type="string" calcext:value-type="string">
            <text:p>BC131sdaxlay.CNG.swc</text:p>
          </table:table-cell>
          <table:table-cell office:value-type="float" office:value="1.3131" calcext:value-type="float">
            <text:p>1.3131</text:p>
          </table:table-cell>
          <table:table-cell office:value-type="float" office:value="39.5064" calcext:value-type="float">
            <text:p>39.5064</text:p>
          </table:table-cell>
          <table:table-cell office:value-type="float" office:value="51.8757" calcext:value-type="float">
            <text:p>51.8757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0.934144" calcext:value-type="float">
            <text:p>0.934144</text:p>
          </table:table-cell>
          <table:table-cell office:value-type="float" office:value="38.5723" calcext:value-type="float">
            <text:p>38.5723</text:p>
          </table:table-cell>
        </table:table-row>
        <table:table-row table:style-name="ro1">
          <table:table-cell office:value-type="string" calcext:value-type="string">
            <text:p>N-10-5-3-5L.CNG.swc</text:p>
          </table:table-cell>
          <table:table-cell office:value-type="float" office:value="1.42328" calcext:value-type="float">
            <text:p>1.42328</text:p>
          </table:table-cell>
          <table:table-cell office:value-type="float" office:value="32.3334" calcext:value-type="float">
            <text:p>32.3334</text:p>
          </table:table-cell>
          <table:table-cell office:value-type="float" office:value="46.0195" calcext:value-type="float">
            <text:p>46.0195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0.694144" calcext:value-type="float">
            <text:p>0.694144</text:p>
          </table:table-cell>
          <table:table-cell office:value-type="float" office:value="31.6392" calcext:value-type="float">
            <text:p>31.6392</text:p>
          </table:table-cell>
        </table:table-row>
        <table:table-row table:style-name="ro1">
          <table:table-cell office:value-type="string" calcext:value-type="string">
            <text:p>N-19-3-3-1-R.CNG.swc</text:p>
          </table:table-cell>
          <table:table-cell office:value-type="float" office:value="1.18867" calcext:value-type="float">
            <text:p>1.18867</text:p>
          </table:table-cell>
          <table:table-cell office:value-type="float" office:value="36.4252" calcext:value-type="float">
            <text:p>36.4252</text:p>
          </table:table-cell>
          <table:table-cell office:value-type="float" office:value="43.2974" calcext:value-type="float">
            <text:p>43.2974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0.697408" calcext:value-type="float">
            <text:p>0.697408</text:p>
          </table:table-cell>
          <table:table-cell office:value-type="float" office:value="35.7278" calcext:value-type="float">
            <text:p>35.7278</text:p>
          </table:table-cell>
        </table:table-row>
        <table:table-row table:style-name="ro1">
          <table:table-cell office:value-type="string" calcext:value-type="string">
            <text:p>N-20-7-3-5L.CNG.swc</text:p>
          </table:table-cell>
          <table:table-cell office:value-type="float" office:value="1.22263" calcext:value-type="float">
            <text:p>1.22263</text:p>
          </table:table-cell>
          <table:table-cell office:value-type="float" office:value="35.5415" calcext:value-type="float">
            <text:p>35.5415</text:p>
          </table:table-cell>
          <table:table-cell office:value-type="float" office:value="43.454" calcext:value-type="float">
            <text:p>43.45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0.934272" calcext:value-type="float">
            <text:p>0.934272</text:p>
          </table:table-cell>
          <table:table-cell office:value-type="float" office:value="34.6072" calcext:value-type="float">
            <text:p>34.6072</text:p>
          </table:table-cell>
        </table:table-row>
        <table:table-row table:style-name="ro1">
          <table:table-cell office:value-type="string" calcext:value-type="string">
            <text:p>THINSTAR.CNG.swc</text:p>
          </table:table-cell>
          <table:table-cell office:value-type="float" office:value="1.15094" calcext:value-type="float">
            <text:p>1.15094</text:p>
          </table:table-cell>
          <table:table-cell office:value-type="float" office:value="40.9458" calcext:value-type="float">
            <text:p>40.9458</text:p>
          </table:table-cell>
          <table:table-cell office:value-type="float" office:value="47.1262" calcext:value-type="float">
            <text:p>47.1262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0.711264" calcext:value-type="float">
            <text:p>0.711264</text:p>
          </table:table-cell>
          <table:table-cell office:value-type="float" office:value="40.2345" calcext:value-type="float">
            <text:p>40.234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conjug gr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1" calcext:value-type="float">
            <text:p>1.00E-003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cg_1e3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</table:table-row>
        <table:table-row table:style-name="ro1">
          <table:table-cell office:value-type="string" calcext:value-type="string">
            <text:p>1-12-2.CNG.swc</text:p>
          </table:table-cell>
          <table:table-cell office:value-type="float" office:value="1.44378" calcext:value-type="float">
            <text:p>1.44378</text:p>
          </table:table-cell>
          <table:table-cell office:value-type="float" office:value="13.8192" calcext:value-type="float">
            <text:p>13.8192</text:p>
          </table:table-cell>
          <table:table-cell office:value-type="float" office:value="19.9519" calcext:value-type="float">
            <text:p>19.951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0.627968" calcext:value-type="float">
            <text:p>0.627968</text:p>
          </table:table-cell>
          <table:table-cell office:value-type="float" office:value="13.1913" calcext:value-type="float">
            <text:p>13.1913</text:p>
          </table:table-cell>
        </table:table-row>
        <table:table-row table:style-name="ro1">
          <table:table-cell office:value-type="string" calcext:value-type="string">
            <text:p>126-1-6.CNG.swc</text:p>
          </table:table-cell>
          <table:table-cell office:value-type="float" office:value="1.5446" calcext:value-type="float">
            <text:p>1.5446</text:p>
          </table:table-cell>
          <table:table-cell office:value-type="float" office:value="12.7074" calcext:value-type="float">
            <text:p>12.7074</text:p>
          </table:table-cell>
          <table:table-cell office:value-type="float" office:value="19.6278" calcext:value-type="float">
            <text:p>19.627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.68272" calcext:value-type="float">
            <text:p>0.68272</text:p>
          </table:table-cell>
          <table:table-cell office:value-type="float" office:value="12.0246" calcext:value-type="float">
            <text:p>12.0246</text:p>
          </table:table-cell>
        </table:table-row>
        <table:table-row table:style-name="ro1">
          <table:table-cell office:value-type="string" calcext:value-type="string">
            <text:p>189-1-11dw.CNG.swc</text:p>
          </table:table-cell>
          <table:table-cell office:value-type="float" office:value="1.91416" calcext:value-type="float">
            <text:p>1.91416</text:p>
          </table:table-cell>
          <table:table-cell office:value-type="float" office:value="13.3567" calcext:value-type="float">
            <text:p>13.3567</text:p>
          </table:table-cell>
          <table:table-cell office:value-type="float" office:value="25.5668" calcext:value-type="float">
            <text:p>25.566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.713312" calcext:value-type="float">
            <text:p>0.713312</text:p>
          </table:table-cell>
          <table:table-cell office:value-type="float" office:value="12.6434" calcext:value-type="float">
            <text:p>12.6434</text:p>
          </table:table-cell>
        </table:table-row>
        <table:table-row table:style-name="ro1">
          <table:table-cell office:value-type="string" calcext:value-type="string">
            <text:p>219-1.CNG.swc</text:p>
          </table:table-cell>
          <table:table-cell office:value-type="float" office:value="1.59886" calcext:value-type="float">
            <text:p>1.59886</text:p>
          </table:table-cell>
          <table:table-cell office:value-type="float" office:value="15.2356" calcext:value-type="float">
            <text:p>15.2356</text:p>
          </table:table-cell>
          <table:table-cell office:value-type="float" office:value="24.3595" calcext:value-type="float">
            <text:p>24.359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0.72032" calcext:value-type="float">
            <text:p>0.72032</text:p>
          </table:table-cell>
          <table:table-cell office:value-type="float" office:value="14.5153" calcext:value-type="float">
            <text:p>14.5153</text:p>
          </table:table-cell>
        </table:table-row>
        <table:table-row table:style-name="ro1">
          <table:table-cell office:value-type="string" calcext:value-type="string">
            <text:p>31o_pyramidal19aFI.CNG.swc</text:p>
          </table:table-cell>
          <table:table-cell office:value-type="float" office:value="1.76334" calcext:value-type="float">
            <text:p>1.76334</text:p>
          </table:table-cell>
          <table:table-cell office:value-type="float" office:value="13.0715" calcext:value-type="float">
            <text:p>13.0715</text:p>
          </table:table-cell>
          <table:table-cell office:value-type="float" office:value="23.0495" calcext:value-type="float">
            <text:p>23.049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.70576" calcext:value-type="float">
            <text:p>0.70576</text:p>
          </table:table-cell>
          <table:table-cell office:value-type="float" office:value="12.3658" calcext:value-type="float">
            <text:p>12.3658</text:p>
          </table:table-cell>
        </table:table-row>
        <table:table-row table:style-name="ro1">
          <table:table-cell office:value-type="string" calcext:value-type="string">
            <text:p>AIBL.CNG.swc</text:p>
          </table:table-cell>
          <table:table-cell office:value-type="float" office:value="1.43771" calcext:value-type="float">
            <text:p>1.43771</text:p>
          </table:table-cell>
          <table:table-cell office:value-type="float" office:value="2.02378" calcext:value-type="float">
            <text:p>2.02378</text:p>
          </table:table-cell>
          <table:table-cell office:value-type="float" office:value="2.9096" calcext:value-type="float">
            <text:p>2.909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.86224" calcext:value-type="float">
            <text:p>0.86224</text:p>
          </table:table-cell>
          <table:table-cell office:value-type="float" office:value="1.16154" calcext:value-type="float">
            <text:p>1.16154</text:p>
          </table:table-cell>
        </table:table-row>
        <table:table-row table:style-name="ro1">
          <table:table-cell office:value-type="string" calcext:value-type="string">
            <text:p>BC131sdaxlay.CNG.swc</text:p>
          </table:table-cell>
          <table:table-cell office:value-type="float" office:value="1.6991" calcext:value-type="float">
            <text:p>1.6991</text:p>
          </table:table-cell>
          <table:table-cell office:value-type="float" office:value="14.5797" calcext:value-type="float">
            <text:p>14.5797</text:p>
          </table:table-cell>
          <table:table-cell office:value-type="float" office:value="24.7723" calcext:value-type="float">
            <text:p>24.772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.945728" calcext:value-type="float">
            <text:p>0.945728</text:p>
          </table:table-cell>
          <table:table-cell office:value-type="float" office:value="13.634" calcext:value-type="float">
            <text:p>13.634</text:p>
          </table:table-cell>
        </table:table-row>
        <table:table-row table:style-name="ro1">
          <table:table-cell office:value-type="string" calcext:value-type="string">
            <text:p>N-10-5-3-5L.CNG.swc</text:p>
          </table:table-cell>
          <table:table-cell office:value-type="float" office:value="1.65256" calcext:value-type="float">
            <text:p>1.65256</text:p>
          </table:table-cell>
          <table:table-cell office:value-type="float" office:value="13.6259" calcext:value-type="float">
            <text:p>13.6259</text:p>
          </table:table-cell>
          <table:table-cell office:value-type="float" office:value="22.5176" calcext:value-type="float">
            <text:p>22.517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0.685728" calcext:value-type="float">
            <text:p>0.685728</text:p>
          </table:table-cell>
          <table:table-cell office:value-type="float" office:value="12.9402" calcext:value-type="float">
            <text:p>12.9402</text:p>
          </table:table-cell>
        </table:table-row>
        <table:table-row table:style-name="ro1">
          <table:table-cell office:value-type="string" calcext:value-type="string">
            <text:p>N-19-3-3-1-R.CNG.swc</text:p>
          </table:table-cell>
          <table:table-cell office:value-type="float" office:value="1.68878" calcext:value-type="float">
            <text:p>1.68878</text:p>
          </table:table-cell>
          <table:table-cell office:value-type="float" office:value="12.7231" calcext:value-type="float">
            <text:p>12.7231</text:p>
          </table:table-cell>
          <table:table-cell office:value-type="float" office:value="21.4866" calcext:value-type="float">
            <text:p>21.486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.69488" calcext:value-type="float">
            <text:p>0.69488</text:p>
          </table:table-cell>
          <table:table-cell office:value-type="float" office:value="12.0283" calcext:value-type="float">
            <text:p>12.0283</text:p>
          </table:table-cell>
        </table:table-row>
        <table:table-row table:style-name="ro1">
          <table:table-cell office:value-type="string" calcext:value-type="string">
            <text:p>N-20-7-3-5L.CNG.swc</text:p>
          </table:table-cell>
          <table:table-cell office:value-type="float" office:value="1.55035" calcext:value-type="float">
            <text:p>1.55035</text:p>
          </table:table-cell>
          <table:table-cell office:value-type="float" office:value="14.2536" calcext:value-type="float">
            <text:p>14.2536</text:p>
          </table:table-cell>
          <table:table-cell office:value-type="float" office:value="22.098" calcext:value-type="float">
            <text:p>22.09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0.931584" calcext:value-type="float">
            <text:p>0.931584</text:p>
          </table:table-cell>
          <table:table-cell office:value-type="float" office:value="13.322" calcext:value-type="float">
            <text:p>13.322</text:p>
          </table:table-cell>
        </table:table-row>
        <table:table-row table:style-name="ro1">
          <table:table-cell office:value-type="string" calcext:value-type="string">
            <text:p>THINSTAR.CNG.swc</text:p>
          </table:table-cell>
          <table:table-cell office:value-type="float" office:value="1.38941" calcext:value-type="float">
            <text:p>1.38941</text:p>
          </table:table-cell>
          <table:table-cell office:value-type="float" office:value="15.8979" calcext:value-type="float">
            <text:p>15.8979</text:p>
          </table:table-cell>
          <table:table-cell office:value-type="float" office:value="22.0886" calcext:value-type="float">
            <text:p>22.088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0.70336" calcext:value-type="float">
            <text:p>0.70336</text:p>
          </table:table-cell>
          <table:table-cell office:value-type="float" office:value="15.1945" calcext:value-type="float">
            <text:p>15.1945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etails of neuron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nz</text:p>
          </table:table-cell>
          <table:table-cell office:value-type="string" calcext:value-type="string">
            <text:p>tridiag_nnz</text:p>
          </table:table-cell>
          <table:table-cell office:value-type="string" calcext:value-type="string">
            <text:p>offdiag_nnz</text:p>
          </table:table-cell>
          <table:table-cell office:value-type="string" calcext:value-type="string">
            <text:p>offdiag_perc</text:p>
          </table:table-cell>
          <table:table-cell office:value-type="string" calcext:value-type="string">
            <text:p>tridiag_occupancy</text:p>
          </table:table-cell>
        </table:table-row>
        <table:table-row table:style-name="ro1">
          <table:table-cell office:value-type="string" calcext:value-type="string">
            <text:p>1-12-2.CNG.swc</text:p>
          </table:table-cell>
          <table:table-cell office:value-type="float" office:value="452" calcext:value-type="float">
            <text:p>452</text:p>
          </table:table-cell>
          <table:table-cell office:value-type="float" office:value="1458" calcext:value-type="float">
            <text:p>1458</text:p>
          </table:table-cell>
          <table:table-cell office:value-type="float" office:value="1286" calcext:value-type="float">
            <text:p>1286</text:p>
          </table:table-cell>
          <table:table-cell office:value-type="float" office:value="172" calcext:value-type="float">
            <text:p>172</text:p>
          </table:table-cell>
          <table:table-cell office:value-type="float" office:value="11.797" calcext:value-type="float">
            <text:p>11.797</text:p>
          </table:table-cell>
          <table:table-cell office:value-type="float" office:value="94.9778" calcext:value-type="float">
            <text:p>94.9778</text:p>
          </table:table-cell>
        </table:table-row>
        <table:table-row table:style-name="ro1">
          <table:table-cell office:value-type="string" calcext:value-type="string">
            <text:p>126-1-6.CNG.swc</text:p>
          </table:table-cell>
          <table:table-cell office:value-type="float" office:value="572" calcext:value-type="float">
            <text:p>572</text:p>
          </table:table-cell>
          <table:table-cell office:value-type="float" office:value="1840" calcext:value-type="float">
            <text:p>1840</text:p>
          </table:table-cell>
          <table:table-cell office:value-type="float" office:value="1648" calcext:value-type="float">
            <text:p>1648</text:p>
          </table:table-cell>
          <table:table-cell office:value-type="float" office:value="192" calcext:value-type="float">
            <text:p>192</text:p>
          </table:table-cell>
          <table:table-cell office:value-type="float" office:value="10.4348" calcext:value-type="float">
            <text:p>10.4348</text:p>
          </table:table-cell>
          <table:table-cell office:value-type="float" office:value="96.1494" calcext:value-type="float">
            <text:p>96.1494</text:p>
          </table:table-cell>
        </table:table-row>
        <table:table-row table:style-name="ro1">
          <table:table-cell office:value-type="string" calcext:value-type="string">
            <text:p>189-1-11dw.CNG.swc</text:p>
          </table:table-cell>
          <table:table-cell office:value-type="float" office:value="2344" calcext:value-type="float">
            <text:p>2344</text:p>
          </table:table-cell>
          <table:table-cell office:value-type="float" office:value="7232" calcext:value-type="float">
            <text:p>7232</text:p>
          </table:table-cell>
          <table:table-cell office:value-type="float" office:value="6874" calcext:value-type="float">
            <text:p>6874</text:p>
          </table:table-cell>
          <table:table-cell office:value-type="float" office:value="358" calcext:value-type="float">
            <text:p>358</text:p>
          </table:table-cell>
          <table:table-cell office:value-type="float" office:value="4.95022" calcext:value-type="float">
            <text:p>4.95022</text:p>
          </table:table-cell>
          <table:table-cell office:value-type="float" office:value="97.7809" calcext:value-type="float">
            <text:p>97.7809</text:p>
          </table:table-cell>
        </table:table-row>
        <table:table-row table:style-name="ro1">
          <table:table-cell office:value-type="string" calcext:value-type="string">
            <text:p>219-1.CNG.swc</text:p>
          </table:table-cell>
          <table:table-cell office:value-type="float" office:value="2306" calcext:value-type="float">
            <text:p>2306</text:p>
          </table:table-cell>
          <table:table-cell office:value-type="float" office:value="7020" calcext:value-type="float">
            <text:p>7020</text:p>
          </table:table-cell>
          <table:table-cell office:value-type="float" office:value="6818" calcext:value-type="float">
            <text:p>6818</text:p>
          </table:table-cell>
          <table:table-cell office:value-type="float" office:value="202" calcext:value-type="float">
            <text:p>202</text:p>
          </table:table-cell>
          <table:table-cell office:value-type="float" office:value="2.87749" calcext:value-type="float">
            <text:p>2.87749</text:p>
          </table:table-cell>
          <table:table-cell office:value-type="float" office:value="98.583" calcext:value-type="float">
            <text:p>98.583</text:p>
          </table:table-cell>
        </table:table-row>
        <table:table-row table:style-name="ro1">
          <table:table-cell office:value-type="string" calcext:value-type="string">
            <text:p>31o_pyramidal19aFI.CNG.swc</text:p>
          </table:table-cell>
          <table:table-cell office:value-type="float" office:value="1887" calcext:value-type="float">
            <text:p>1887</text:p>
          </table:table-cell>
          <table:table-cell office:value-type="float" office:value="5793" calcext:value-type="float">
            <text:p>5793</text:p>
          </table:table-cell>
          <table:table-cell office:value-type="float" office:value="5601" calcext:value-type="float">
            <text:p>5601</text:p>
          </table:table-cell>
          <table:table-cell office:value-type="float" office:value="192" calcext:value-type="float">
            <text:p>192</text:p>
          </table:table-cell>
          <table:table-cell office:value-type="float" office:value="3.31434" calcext:value-type="float">
            <text:p>3.31434</text:p>
          </table:table-cell>
          <table:table-cell office:value-type="float" office:value="98.9751" calcext:value-type="float">
            <text:p>98.9751</text:p>
          </table:table-cell>
        </table:table-row>
        <table:table-row table:style-name="ro1">
          <table:table-cell office:value-type="string" calcext:value-type="string">
            <text:p>AIBL.CNG.swc</text:p>
          </table:table-cell>
          <table:table-cell office:value-type="float" office:value="34" calcext:value-type="float">
            <text:p>34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float" office:value="5.66038" calcext:value-type="float">
            <text:p>5.6603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C131sdaxlay.CNG.swc</text:p>
          </table:table-cell>
          <table:table-cell office:value-type="float" office:value="3626" calcext:value-type="float">
            <text:p>3626</text:p>
          </table:table-cell>
          <table:table-cell office:value-type="float" office:value="11140" calcext:value-type="float">
            <text:p>11140</text:p>
          </table:table-cell>
          <table:table-cell office:value-type="float" office:value="10636" calcext:value-type="float">
            <text:p>10636</text:p>
          </table:table-cell>
          <table:table-cell office:value-type="float" office:value="504" calcext:value-type="float">
            <text:p>504</text:p>
          </table:table-cell>
          <table:table-cell office:value-type="float" office:value="4.52424" calcext:value-type="float">
            <text:p>4.52424</text:p>
          </table:table-cell>
          <table:table-cell office:value-type="float" office:value="97.7933" calcext:value-type="float">
            <text:p>97.7933</text:p>
          </table:table-cell>
        </table:table-row>
        <table:table-row table:style-name="ro1">
          <table:table-cell office:value-type="string" calcext:value-type="string">
            <text:p>N-10-5-3-5L.CNG.swc</text:p>
          </table:table-cell>
          <table:table-cell office:value-type="float" office:value="1000" calcext:value-type="float">
            <text:p>1000</text:p>
          </table:table-cell>
          <table:table-cell office:value-type="float" office:value="3090" calcext:value-type="float">
            <text:p>3090</text:p>
          </table:table-cell>
          <table:table-cell office:value-type="float" office:value="2940" calcext:value-type="float">
            <text:p>2940</text:p>
          </table:table-cell>
          <table:table-cell office:value-type="float" office:value="150" calcext:value-type="float">
            <text:p>150</text:p>
          </table:table-cell>
          <table:table-cell office:value-type="float" office:value="4.85437" calcext:value-type="float">
            <text:p>4.85437</text:p>
          </table:table-cell>
          <table:table-cell office:value-type="float" office:value="98.0654" calcext:value-type="float">
            <text:p>98.0654</text:p>
          </table:table-cell>
        </table:table-row>
        <table:table-row table:style-name="ro1">
          <table:table-cell office:value-type="string" calcext:value-type="string">
            <text:p>N-19-3-3-1-R.CNG.swc</text:p>
          </table:table-cell>
          <table:table-cell office:value-type="float" office:value="936" calcext:value-type="float">
            <text:p>936</text:p>
          </table:table-cell>
          <table:table-cell office:value-type="float" office:value="2902" calcext:value-type="float">
            <text:p>2902</text:p>
          </table:table-cell>
          <table:table-cell office:value-type="float" office:value="2744" calcext:value-type="float">
            <text:p>2744</text:p>
          </table:table-cell>
          <table:table-cell office:value-type="float" office:value="158" calcext:value-type="float">
            <text:p>158</text:p>
          </table:table-cell>
          <table:table-cell office:value-type="float" office:value="5.44452" calcext:value-type="float">
            <text:p>5.44452</text:p>
          </table:table-cell>
          <table:table-cell office:value-type="float" office:value="97.7905" calcext:value-type="float">
            <text:p>97.7905</text:p>
          </table:table-cell>
        </table:table-row>
        <table:table-row table:style-name="ro1">
          <table:table-cell office:value-type="string" calcext:value-type="string">
            <text:p>N-20-7-3-5L.CNG.swc</text:p>
          </table:table-cell>
          <table:table-cell office:value-type="float" office:value="1275" calcext:value-type="float">
            <text:p>1275</text:p>
          </table:table-cell>
          <table:table-cell office:value-type="float" office:value="3931" calcext:value-type="float">
            <text:p>3931</text:p>
          </table:table-cell>
          <table:table-cell office:value-type="float" office:value="3749" calcext:value-type="float">
            <text:p>3749</text:p>
          </table:table-cell>
          <table:table-cell office:value-type="float" office:value="182" calcext:value-type="float">
            <text:p>182</text:p>
          </table:table-cell>
          <table:table-cell office:value-type="float" office:value="4.62987" calcext:value-type="float">
            <text:p>4.62987</text:p>
          </table:table-cell>
          <table:table-cell office:value-type="float" office:value="98.0643" calcext:value-type="float">
            <text:p>98.0643</text:p>
          </table:table-cell>
        </table:table-row>
        <table:table-row table:style-name="ro1">
          <table:table-cell office:value-type="string" calcext:value-type="string">
            <text:p>THINSTAR.CNG.swc</text:p>
          </table:table-cell>
          <table:table-cell office:value-type="float" office:value="2135" calcext:value-type="float">
            <text:p>2135</text:p>
          </table:table-cell>
          <table:table-cell office:value-type="float" office:value="6853" calcext:value-type="float">
            <text:p>6853</text:p>
          </table:table-cell>
          <table:table-cell office:value-type="float" office:value="5993" calcext:value-type="float">
            <text:p>5993</text:p>
          </table:table-cell>
          <table:table-cell office:value-type="float" office:value="860" calcext:value-type="float">
            <text:p>860</text:p>
          </table:table-cell>
          <table:table-cell office:value-type="float" office:value="12.5492" calcext:value-type="float">
            <text:p>12.5492</text:p>
          </table:table-cell>
          <table:table-cell office:value-type="float" office:value="93.5967" calcext:value-type="float">
            <text:p>93.5967</text:p>
          </table:table-cell>
        </table:table-row>
      </table:table>
      <table:table table:name="Sheet4" table:style-name="ta1">
        <table:shapes>
          <draw:frame draw:z-index="0" draw:style-name="gr1" draw:text-style-name="P1" svg:width="159.99mm" svg:height="89.99mm" svg:x="108.43mm" svg:y="141.24mm">
            <draw:object draw:notify-on-update-of-ranges="Sheet4.A6:Sheet4.A15 Sheet4.B5:Sheet4.B5 Sheet4.B6:Sheet4.B15 Sheet4.B20:Sheet4.B20 Sheet4.B21:Sheet4.B3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conj gradi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0001" calcext:value-type="float">
            <text:p>1.00E-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nch 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cg_e6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  <table:table-cell/>
          <table:table-cell office:value-type="string" calcext:value-type="string">
            <text:p>Neur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nz</text:p>
          </table:table-cell>
          <table:table-cell office:value-type="string" calcext:value-type="string">
            <text:p>tridiag_nnz</text:p>
          </table:table-cell>
          <table:table-cell office:value-type="string" calcext:value-type="string">
            <text:p>offdiag_nnz</text:p>
          </table:table-cell>
          <table:table-cell office:value-type="string" calcext:value-type="string">
            <text:p>offdiag_perc</text:p>
          </table:table-cell>
          <table:table-cell office:value-type="string" calcext:value-type="string">
            <text:p>tridiag_occupanc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8425" calcext:value-type="float">
            <text:p>1.68425</text:p>
          </table:table-cell>
          <table:table-cell office:value-type="float" office:value="39.4203" calcext:value-type="float">
            <text:p>39.4203</text:p>
          </table:table-cell>
          <table:table-cell office:value-type="float" office:value="66.3935" calcext:value-type="float">
            <text:p>66.3935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.17962" calcext:value-type="float">
            <text:p>1.17962</text:p>
          </table:table-cell>
          <table:table-cell office:value-type="float" office:value="38.2407" calcext:value-type="float">
            <text:p>38.2407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3016" calcext:value-type="float">
            <text:p>3016</text:p>
          </table:table-cell>
          <table:table-cell office:value-type="float" office:value="2980" calcext:value-type="float">
            <text:p>2980</text:p>
          </table:table-cell>
          <table:table-cell office:value-type="float" office:value="36" calcext:value-type="float">
            <text:p>36</text:p>
          </table:table-cell>
          <table:table-cell office:value-type="float" office:value="1.19363" calcext:value-type="float">
            <text:p>1.19363</text:p>
          </table:table-cell>
          <table:table-cell office:value-type="float" office:value="99.3996" calcext:value-type="float">
            <text:p>99.39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34042" calcext:value-type="float">
            <text:p>1.34042</text:p>
          </table:table-cell>
          <table:table-cell office:value-type="float" office:value="48.9073" calcext:value-type="float">
            <text:p>48.9073</text:p>
          </table:table-cell>
          <table:table-cell office:value-type="float" office:value="65.5564" calcext:value-type="float">
            <text:p>65.5564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1.18285" calcext:value-type="float">
            <text:p>1.18285</text:p>
          </table:table-cell>
          <table:table-cell office:value-type="float" office:value="47.7244" calcext:value-type="float">
            <text:p>47.7244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float" office:value="9054" calcext:value-type="float">
            <text:p>9054</text:p>
          </table:table-cell>
          <table:table-cell office:value-type="float" office:value="8940" calcext:value-type="float">
            <text:p>8940</text:p>
          </table:table-cell>
          <table:table-cell office:value-type="float" office:value="114" calcext:value-type="float">
            <text:p>114</text:p>
          </table:table-cell>
          <table:table-cell office:value-type="float" office:value="1.25911" calcext:value-type="float">
            <text:p>1.25911</text:p>
          </table:table-cell>
          <table:table-cell office:value-type="float" office:value="99.3554" calcext:value-type="float">
            <text:p>99.35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38965" calcext:value-type="float">
            <text:p>1.38965</text:p>
          </table:table-cell>
          <table:table-cell office:value-type="float" office:value="38.1238" calcext:value-type="float">
            <text:p>38.1238</text:p>
          </table:table-cell>
          <table:table-cell office:value-type="float" office:value="52.9788" calcext:value-type="float">
            <text:p>52.9788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0.946464" calcext:value-type="float">
            <text:p>0.946464</text:p>
          </table:table-cell>
          <table:table-cell office:value-type="float" office:value="37.1774" calcext:value-type="float">
            <text:p>37.1774</text:p>
          </table:table-cell>
          <table:table-cell/>
          <table:table-cell table:number-columns-repeated="2" office:value-type="float" office:value="5000" calcext:value-type="float">
            <text:p>5000</text:p>
          </table:table-cell>
          <table:table-cell office:value-type="float" office:value="15132" calcext:value-type="float">
            <text:p>15132</text:p>
          </table:table-cell>
          <table:table-cell office:value-type="float" office:value="14866" calcext:value-type="float">
            <text:p>14866</text:p>
          </table:table-cell>
          <table:table-cell office:value-type="float" office:value="266" calcext:value-type="float">
            <text:p>266</text:p>
          </table:table-cell>
          <table:table-cell office:value-type="float" office:value="1.75786" calcext:value-type="float">
            <text:p>1.75786</text:p>
          </table:table-cell>
          <table:table-cell office:value-type="float" office:value="99.1199" calcext:value-type="float">
            <text:p>99.11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26985" calcext:value-type="float">
            <text:p>1.26985</text:p>
          </table:table-cell>
          <table:table-cell office:value-type="float" office:value="41.8882" calcext:value-type="float">
            <text:p>41.8882</text:p>
          </table:table-cell>
          <table:table-cell office:value-type="float" office:value="53.1917" calcext:value-type="float">
            <text:p>53.1917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office:value-type="float" office:value="0.637888" calcext:value-type="float">
            <text:p>0.637888</text:p>
          </table:table-cell>
          <table:table-cell office:value-type="float" office:value="41.2503" calcext:value-type="float">
            <text:p>41.2503</text:p>
          </table:table-cell>
          <table:table-cell/>
          <table:table-cell table:number-columns-repeated="2" office:value-type="float" office:value="7000" calcext:value-type="float">
            <text:p>7000</text:p>
          </table:table-cell>
          <table:table-cell office:value-type="float" office:value="21238" calcext:value-type="float">
            <text:p>21238</text:p>
          </table:table-cell>
          <table:table-cell office:value-type="float" office:value="20748" calcext:value-type="float">
            <text:p>20748</text:p>
          </table:table-cell>
          <table:table-cell office:value-type="float" office:value="490" calcext:value-type="float">
            <text:p>490</text:p>
          </table:table-cell>
          <table:table-cell office:value-type="float" office:value="2.30719" calcext:value-type="float">
            <text:p>2.30719</text:p>
          </table:table-cell>
          <table:table-cell office:value-type="float" office:value="98.8094" calcext:value-type="float">
            <text:p>98.8094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.3568" calcext:value-type="float">
            <text:p>1.3568</text:p>
          </table:table-cell>
          <table:table-cell office:value-type="float" office:value="35.3546" calcext:value-type="float">
            <text:p>35.3546</text:p>
          </table:table-cell>
          <table:table-cell office:value-type="float" office:value="47.9691" calcext:value-type="float">
            <text:p>47.9691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0.768384" calcext:value-type="float">
            <text:p>0.768384</text:p>
          </table:table-cell>
          <table:table-cell office:value-type="float" office:value="34.5862" calcext:value-type="float">
            <text:p>34.5862</text:p>
          </table:table-cell>
          <table:table-cell/>
          <table:table-cell table:number-columns-repeated="2" office:value-type="float" office:value="9000" calcext:value-type="float">
            <text:p>9000</text:p>
          </table:table-cell>
          <table:table-cell office:value-type="float" office:value="27310" calcext:value-type="float">
            <text:p>27310</text:p>
          </table:table-cell>
          <table:table-cell office:value-type="float" office:value="26680" calcext:value-type="float">
            <text:p>26680</text:p>
          </table:table-cell>
          <table:table-cell office:value-type="float" office:value="630" calcext:value-type="float">
            <text:p>630</text:p>
          </table:table-cell>
          <table:table-cell office:value-type="float" office:value="2.30685" calcext:value-type="float">
            <text:p>2.30685</text:p>
          </table:table-cell>
          <table:table-cell office:value-type="float" office:value="98.8221" calcext:value-type="float">
            <text:p>98.822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56218" calcext:value-type="float">
            <text:p>1.56218</text:p>
          </table:table-cell>
          <table:table-cell office:value-type="float" office:value="33.6045" calcext:value-type="float">
            <text:p>33.6045</text:p>
          </table:table-cell>
          <table:table-cell office:value-type="float" office:value="52.4962" calcext:value-type="float">
            <text:p>52.4962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0.76944" calcext:value-type="float">
            <text:p>0.76944</text:p>
          </table:table-cell>
          <table:table-cell office:value-type="float" office:value="32.8351" calcext:value-type="float">
            <text:p>32.8351</text:p>
          </table:table-cell>
          <table:table-cell/>
          <table:table-cell table:number-columns-repeated="2" office:value-type="float" office:value="11000" calcext:value-type="float">
            <text:p>11000</text:p>
          </table:table-cell>
          <table:table-cell office:value-type="float" office:value="33212" calcext:value-type="float">
            <text:p>33212</text:p>
          </table:table-cell>
          <table:table-cell office:value-type="float" office:value="32780" calcext:value-type="float">
            <text:p>32780</text:p>
          </table:table-cell>
          <table:table-cell office:value-type="float" office:value="432" calcext:value-type="float">
            <text:p>432</text:p>
          </table:table-cell>
          <table:table-cell office:value-type="float" office:value="1.30073" calcext:value-type="float">
            <text:p>1.30073</text:p>
          </table:table-cell>
          <table:table-cell office:value-type="float" office:value="99.3394" calcext:value-type="float">
            <text:p>99.339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1.50374" calcext:value-type="float">
            <text:p>1.50374</text:p>
          </table:table-cell>
          <table:table-cell office:value-type="float" office:value="37.3209" calcext:value-type="float">
            <text:p>37.3209</text:p>
          </table:table-cell>
          <table:table-cell office:value-type="float" office:value="56.121" calcext:value-type="float">
            <text:p>56.121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0.859168" calcext:value-type="float">
            <text:p>0.859168</text:p>
          </table:table-cell>
          <table:table-cell office:value-type="float" office:value="36.4617" calcext:value-type="float">
            <text:p>36.4617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  <table:table-cell office:value-type="float" office:value="39258" calcext:value-type="float">
            <text:p>39258</text:p>
          </table:table-cell>
          <table:table-cell office:value-type="float" office:value="38740" calcext:value-type="float">
            <text:p>38740</text:p>
          </table:table-cell>
          <table:table-cell office:value-type="float" office:value="518" calcext:value-type="float">
            <text:p>518</text:p>
          </table:table-cell>
          <table:table-cell office:value-type="float" office:value="1.31948" calcext:value-type="float">
            <text:p>1.31948</text:p>
          </table:table-cell>
          <table:table-cell office:value-type="float" office:value="99.3384" calcext:value-type="float">
            <text:p>99.33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.53049" calcext:value-type="float">
            <text:p>1.53049</text:p>
          </table:table-cell>
          <table:table-cell office:value-type="float" office:value="37.44" calcext:value-type="float">
            <text:p>37.44</text:p>
          </table:table-cell>
          <table:table-cell office:value-type="float" office:value="57.3013" calcext:value-type="float">
            <text:p>57.3013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0.631936" calcext:value-type="float">
            <text:p>0.631936</text:p>
          </table:table-cell>
          <table:table-cell office:value-type="float" office:value="36.808" calcext:value-type="float">
            <text:p>36.808</text:p>
          </table:table-cell>
          <table:table-cell/>
          <table:table-cell table:number-columns-repeated="2" office:value-type="float" office:value="15000" calcext:value-type="float">
            <text:p>15000</text:p>
          </table:table-cell>
          <table:table-cell office:value-type="float" office:value="45294" calcext:value-type="float">
            <text:p>45294</text:p>
          </table:table-cell>
          <table:table-cell office:value-type="float" office:value="44700" calcext:value-type="float">
            <text:p>44700</text:p>
          </table:table-cell>
          <table:table-cell office:value-type="float" office:value="594" calcext:value-type="float">
            <text:p>594</text:p>
          </table:table-cell>
          <table:table-cell office:value-type="float" office:value="1.31143" calcext:value-type="float">
            <text:p>1.31143</text:p>
          </table:table-cell>
          <table:table-cell office:value-type="float" office:value="99.3377" calcext:value-type="float">
            <text:p>99.33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.46406" calcext:value-type="float">
            <text:p>1.46406</text:p>
          </table:table-cell>
          <table:table-cell office:value-type="float" office:value="39.5452" calcext:value-type="float">
            <text:p>39.5452</text:p>
          </table:table-cell>
          <table:table-cell office:value-type="float" office:value="57.8964" calcext:value-type="float">
            <text:p>57.896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1.428" calcext:value-type="float">
            <text:p>1.428</text:p>
          </table:table-cell>
          <table:table-cell office:value-type="float" office:value="38.1172" calcext:value-type="float">
            <text:p>38.1172</text:p>
          </table:table-cell>
          <table:table-cell/>
          <table:table-cell table:number-columns-repeated="2" office:value-type="float" office:value="17000" calcext:value-type="float">
            <text:p>17000</text:p>
          </table:table-cell>
          <table:table-cell office:value-type="float" office:value="51338" calcext:value-type="float">
            <text:p>51338</text:p>
          </table:table-cell>
          <table:table-cell office:value-type="float" office:value="50660" calcext:value-type="float">
            <text:p>50660</text:p>
          </table:table-cell>
          <table:table-cell office:value-type="float" office:value="678" calcext:value-type="float">
            <text:p>678</text:p>
          </table:table-cell>
          <table:table-cell office:value-type="float" office:value="1.32066" calcext:value-type="float">
            <text:p>1.32066</text:p>
          </table:table-cell>
          <table:table-cell office:value-type="float" office:value="99.3372" calcext:value-type="float">
            <text:p>99.33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58013" calcext:value-type="float">
            <text:p>1.58013</text:p>
          </table:table-cell>
          <table:table-cell office:value-type="float" office:value="36.8496" calcext:value-type="float">
            <text:p>36.8496</text:p>
          </table:table-cell>
          <table:table-cell office:value-type="float" office:value="58.227" calcext:value-type="float">
            <text:p>58.22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1.37792" calcext:value-type="float">
            <text:p>1.37792</text:p>
          </table:table-cell>
          <table:table-cell office:value-type="float" office:value="35.4717" calcext:value-type="float">
            <text:p>35.4717</text:p>
          </table:table-cell>
          <table:table-cell/>
          <table:table-cell table:number-columns-repeated="2" office:value-type="float" office:value="19000" calcext:value-type="float">
            <text:p>19000</text:p>
          </table:table-cell>
          <table:table-cell office:value-type="float" office:value="57376" calcext:value-type="float">
            <text:p>57376</text:p>
          </table:table-cell>
          <table:table-cell office:value-type="float" office:value="56620" calcext:value-type="float">
            <text:p>56620</text:p>
          </table:table-cell>
          <table:table-cell office:value-type="float" office:value="756" calcext:value-type="float">
            <text:p>756</text:p>
          </table:table-cell>
          <table:table-cell office:value-type="float" office:value="1.31762" calcext:value-type="float">
            <text:p>1.31762</text:p>
          </table:table-cell>
          <table:table-cell office:value-type="float" office:value="99.3368" calcext:value-type="float">
            <text:p>99.336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conj gradie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1" calcext:value-type="float">
            <text:p>1.00E-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nch 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cg_e3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  <table:table-cell/>
          <table:table-cell office:value-type="string" calcext:value-type="string">
            <text:p>Neur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nz</text:p>
          </table:table-cell>
          <table:table-cell office:value-type="string" calcext:value-type="string">
            <text:p>tridiag_nnz</text:p>
          </table:table-cell>
          <table:table-cell office:value-type="string" calcext:value-type="string">
            <text:p>offdiag_nnz</text:p>
          </table:table-cell>
          <table:table-cell office:value-type="string" calcext:value-type="string">
            <text:p>offdiag_perc</text:p>
          </table:table-cell>
          <table:table-cell office:value-type="string" calcext:value-type="string">
            <text:p>tridiag_occupanc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4718" calcext:value-type="float">
            <text:p>2.04718</text:p>
          </table:table-cell>
          <table:table-cell office:value-type="float" office:value="10.9919" calcext:value-type="float">
            <text:p>10.9919</text:p>
          </table:table-cell>
          <table:table-cell office:value-type="float" office:value="22.5024" calcext:value-type="float">
            <text:p>22.5024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0.694656" calcext:value-type="float">
            <text:p>0.694656</text:p>
          </table:table-cell>
          <table:table-cell office:value-type="float" office:value="10.2973" calcext:value-type="float">
            <text:p>10.297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3024" calcext:value-type="float">
            <text:p>3024</text:p>
          </table:table-cell>
          <table:table-cell office:value-type="float" office:value="2972" calcext:value-type="float">
            <text:p>2972</text:p>
          </table:table-cell>
          <table:table-cell office:value-type="float" office:value="52" calcext:value-type="float">
            <text:p>52</text:p>
          </table:table-cell>
          <table:table-cell office:value-type="float" office:value="1.71958" calcext:value-type="float">
            <text:p>1.71958</text:p>
          </table:table-cell>
          <table:table-cell office:value-type="float" office:value="99.1328" calcext:value-type="float">
            <text:p>99.1328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.83777" calcext:value-type="float">
            <text:p>1.83777</text:p>
          </table:table-cell>
          <table:table-cell office:value-type="float" office:value="12.9917" calcext:value-type="float">
            <text:p>12.9917</text:p>
          </table:table-cell>
          <table:table-cell office:value-type="float" office:value="23.8758" calcext:value-type="float">
            <text:p>23.8758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699552" calcext:value-type="float">
            <text:p>0.699552</text:p>
          </table:table-cell>
          <table:table-cell office:value-type="float" office:value="12.2922" calcext:value-type="float">
            <text:p>12.2922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float" office:value="9056" calcext:value-type="float">
            <text:p>9056</text:p>
          </table:table-cell>
          <table:table-cell office:value-type="float" office:value="8940" calcext:value-type="float">
            <text:p>8940</text:p>
          </table:table-cell>
          <table:table-cell office:value-type="float" office:value="116" calcext:value-type="float">
            <text:p>116</text:p>
          </table:table-cell>
          <table:table-cell office:value-type="float" office:value="1.28092" calcext:value-type="float">
            <text:p>1.28092</text:p>
          </table:table-cell>
          <table:table-cell office:value-type="float" office:value="99.3554" calcext:value-type="float">
            <text:p>99.35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80482" calcext:value-type="float">
            <text:p>1.80482</text:p>
          </table:table-cell>
          <table:table-cell office:value-type="float" office:value="13.2287" calcext:value-type="float">
            <text:p>13.2287</text:p>
          </table:table-cell>
          <table:table-cell office:value-type="float" office:value="23.8753" calcext:value-type="float">
            <text:p>23.875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.961216" calcext:value-type="float">
            <text:p>0.961216</text:p>
          </table:table-cell>
          <table:table-cell office:value-type="float" office:value="12.2675" calcext:value-type="float">
            <text:p>12.2675</text:p>
          </table:table-cell>
          <table:table-cell/>
          <table:table-cell table:number-columns-repeated="2" office:value-type="float" office:value="5000" calcext:value-type="float">
            <text:p>5000</text:p>
          </table:table-cell>
          <table:table-cell office:value-type="float" office:value="15098" calcext:value-type="float">
            <text:p>15098</text:p>
          </table:table-cell>
          <table:table-cell office:value-type="float" office:value="14902" calcext:value-type="float">
            <text:p>14902</text:p>
          </table:table-cell>
          <table:table-cell office:value-type="float" office:value="196" calcext:value-type="float">
            <text:p>196</text:p>
          </table:table-cell>
          <table:table-cell office:value-type="float" office:value="1.29819" calcext:value-type="float">
            <text:p>1.29819</text:p>
          </table:table-cell>
          <table:table-cell office:value-type="float" office:value="99.3599" calcext:value-type="float">
            <text:p>99.359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00846" calcext:value-type="float">
            <text:p>2.00846</text:p>
          </table:table-cell>
          <table:table-cell office:value-type="float" office:value="12.9446" calcext:value-type="float">
            <text:p>12.9446</text:p>
          </table:table-cell>
          <table:table-cell office:value-type="float" office:value="25.9988" calcext:value-type="float">
            <text:p>25.998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.625376" calcext:value-type="float">
            <text:p>0.625376</text:p>
          </table:table-cell>
          <table:table-cell office:value-type="float" office:value="12.3192" calcext:value-type="float">
            <text:p>12.3192</text:p>
          </table:table-cell>
          <table:table-cell/>
          <table:table-cell table:number-columns-repeated="2" office:value-type="float" office:value="7000" calcext:value-type="float">
            <text:p>7000</text:p>
          </table:table-cell>
          <table:table-cell office:value-type="float" office:value="21138" calcext:value-type="float">
            <text:p>21138</text:p>
          </table:table-cell>
          <table:table-cell office:value-type="float" office:value="20860" calcext:value-type="float">
            <text:p>20860</text:p>
          </table:table-cell>
          <table:table-cell office:value-type="float" office:value="278" calcext:value-type="float">
            <text:p>278</text:p>
          </table:table-cell>
          <table:table-cell office:value-type="float" office:value="1.31517" calcext:value-type="float">
            <text:p>1.31517</text:p>
          </table:table-cell>
          <table:table-cell office:value-type="float" office:value="99.3428" calcext:value-type="float">
            <text:p>99.34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15114" calcext:value-type="float">
            <text:p>2.15114</text:p>
          </table:table-cell>
          <table:table-cell office:value-type="float" office:value="12.3473" calcext:value-type="float">
            <text:p>12.3473</text:p>
          </table:table-cell>
          <table:table-cell office:value-type="float" office:value="26.5608" calcext:value-type="float">
            <text:p>26.560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0.777024" calcext:value-type="float">
            <text:p>0.777024</text:p>
          </table:table-cell>
          <table:table-cell office:value-type="float" office:value="11.5703" calcext:value-type="float">
            <text:p>11.5703</text:p>
          </table:table-cell>
          <table:table-cell/>
          <table:table-cell table:number-columns-repeated="2" office:value-type="float" office:value="9000" calcext:value-type="float">
            <text:p>9000</text:p>
          </table:table-cell>
          <table:table-cell office:value-type="float" office:value="27180" calcext:value-type="float">
            <text:p>27180</text:p>
          </table:table-cell>
          <table:table-cell office:value-type="float" office:value="26820" calcext:value-type="float">
            <text:p>26820</text:p>
          </table:table-cell>
          <table:table-cell office:value-type="float" office:value="360" calcext:value-type="float">
            <text:p>360</text:p>
          </table:table-cell>
          <table:table-cell office:value-type="float" office:value="1.3245" calcext:value-type="float">
            <text:p>1.3245</text:p>
          </table:table-cell>
          <table:table-cell office:value-type="float" office:value="99.3407" calcext:value-type="float">
            <text:p>99.34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1.78235" calcext:value-type="float">
            <text:p>1.78235</text:p>
          </table:table-cell>
          <table:table-cell office:value-type="float" office:value="14.2991" calcext:value-type="float">
            <text:p>14.2991</text:p>
          </table:table-cell>
          <table:table-cell office:value-type="float" office:value="25.4859" calcext:value-type="float">
            <text:p>25.4859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0.771392" calcext:value-type="float">
            <text:p>0.771392</text:p>
          </table:table-cell>
          <table:table-cell office:value-type="float" office:value="13.5277" calcext:value-type="float">
            <text:p>13.5277</text:p>
          </table:table-cell>
          <table:table-cell/>
          <table:table-cell table:number-columns-repeated="2" office:value-type="float" office:value="11000" calcext:value-type="float">
            <text:p>11000</text:p>
          </table:table-cell>
          <table:table-cell office:value-type="float" office:value="33214" calcext:value-type="float">
            <text:p>33214</text:p>
          </table:table-cell>
          <table:table-cell office:value-type="float" office:value="32780" calcext:value-type="float">
            <text:p>32780</text:p>
          </table:table-cell>
          <table:table-cell office:value-type="float" office:value="434" calcext:value-type="float">
            <text:p>434</text:p>
          </table:table-cell>
          <table:table-cell office:value-type="float" office:value="1.30668" calcext:value-type="float">
            <text:p>1.30668</text:p>
          </table:table-cell>
          <table:table-cell office:value-type="float" office:value="99.3394" calcext:value-type="float">
            <text:p>99.339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04856" calcext:value-type="float">
            <text:p>2.04856</text:p>
          </table:table-cell>
          <table:table-cell office:value-type="float" office:value="12.4613" calcext:value-type="float">
            <text:p>12.4613</text:p>
          </table:table-cell>
          <table:table-cell office:value-type="float" office:value="25.5278" calcext:value-type="float">
            <text:p>25.5278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0.85824" calcext:value-type="float">
            <text:p>0.85824</text:p>
          </table:table-cell>
          <table:table-cell office:value-type="float" office:value="11.6031" calcext:value-type="float">
            <text:p>11.6031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  <table:table-cell office:value-type="float" office:value="39256" calcext:value-type="float">
            <text:p>39256</text:p>
          </table:table-cell>
          <table:table-cell office:value-type="float" office:value="38740" calcext:value-type="float">
            <text:p>38740</text:p>
          </table:table-cell>
          <table:table-cell office:value-type="float" office:value="516" calcext:value-type="float">
            <text:p>516</text:p>
          </table:table-cell>
          <table:table-cell office:value-type="float" office:value="1.31445" calcext:value-type="float">
            <text:p>1.31445</text:p>
          </table:table-cell>
          <table:table-cell office:value-type="float" office:value="99.3384" calcext:value-type="float">
            <text:p>99.33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00159" calcext:value-type="float">
            <text:p>2.00159</text:p>
          </table:table-cell>
          <table:table-cell office:value-type="float" office:value="14.2259" calcext:value-type="float">
            <text:p>14.2259</text:p>
          </table:table-cell>
          <table:table-cell office:value-type="float" office:value="28.4744" calcext:value-type="float">
            <text:p>28.4744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627264" calcext:value-type="float">
            <text:p>0.627264</text:p>
          </table:table-cell>
          <table:table-cell office:value-type="float" office:value="13.5986" calcext:value-type="float">
            <text:p>13.5986</text:p>
          </table:table-cell>
          <table:table-cell/>
          <table:table-cell table:number-columns-repeated="2" office:value-type="float" office:value="15000" calcext:value-type="float">
            <text:p>15000</text:p>
          </table:table-cell>
          <table:table-cell office:value-type="float" office:value="45458" calcext:value-type="float">
            <text:p>45458</text:p>
          </table:table-cell>
          <table:table-cell office:value-type="float" office:value="44536" calcext:value-type="float">
            <text:p>44536</text:p>
          </table:table-cell>
          <table:table-cell office:value-type="float" office:value="922" calcext:value-type="float">
            <text:p>922</text:p>
          </table:table-cell>
          <table:table-cell office:value-type="float" office:value="2.02825" calcext:value-type="float">
            <text:p>2.02825</text:p>
          </table:table-cell>
          <table:table-cell office:value-type="float" office:value="98.9733" calcext:value-type="float">
            <text:p>98.9733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1.80657" calcext:value-type="float">
            <text:p>1.80657</text:p>
          </table:table-cell>
          <table:table-cell office:value-type="float" office:value="13.9405" calcext:value-type="float">
            <text:p>13.9405</text:p>
          </table:table-cell>
          <table:table-cell office:value-type="float" office:value="25.1845" calcext:value-type="float">
            <text:p>25.184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.37002" calcext:value-type="float">
            <text:p>1.37002</text:p>
          </table:table-cell>
          <table:table-cell office:value-type="float" office:value="12.5705" calcext:value-type="float">
            <text:p>12.5705</text:p>
          </table:table-cell>
          <table:table-cell/>
          <table:table-cell table:number-columns-repeated="2" office:value-type="float" office:value="17000" calcext:value-type="float">
            <text:p>17000</text:p>
          </table:table-cell>
          <table:table-cell office:value-type="float" office:value="51332" calcext:value-type="float">
            <text:p>51332</text:p>
          </table:table-cell>
          <table:table-cell office:value-type="float" office:value="50660" calcext:value-type="float">
            <text:p>50660</text:p>
          </table:table-cell>
          <table:table-cell office:value-type="float" office:value="672" calcext:value-type="float">
            <text:p>672</text:p>
          </table:table-cell>
          <table:table-cell office:value-type="float" office:value="1.30912" calcext:value-type="float">
            <text:p>1.30912</text:p>
          </table:table-cell>
          <table:table-cell office:value-type="float" office:value="99.3372" calcext:value-type="float">
            <text:p>99.33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67641" calcext:value-type="float">
            <text:p>1.67641</text:p>
          </table:table-cell>
          <table:table-cell office:value-type="float" office:value="14.9493" calcext:value-type="float">
            <text:p>14.9493</text:p>
          </table:table-cell>
          <table:table-cell office:value-type="float" office:value="25.0611" calcext:value-type="float">
            <text:p>25.0611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.36906" calcext:value-type="float">
            <text:p>1.36906</text:p>
          </table:table-cell>
          <table:table-cell office:value-type="float" office:value="13.5802" calcext:value-type="float">
            <text:p>13.5802</text:p>
          </table:table-cell>
          <table:table-cell/>
          <table:table-cell table:number-columns-repeated="2" office:value-type="float" office:value="19000" calcext:value-type="float">
            <text:p>19000</text:p>
          </table:table-cell>
          <table:table-cell office:value-type="float" office:value="57776" calcext:value-type="float">
            <text:p>57776</text:p>
          </table:table-cell>
          <table:table-cell office:value-type="float" office:value="56240" calcext:value-type="float">
            <text:p>56240</text:p>
          </table:table-cell>
          <table:table-cell office:value-type="float" office:value="1536" calcext:value-type="float">
            <text:p>1536</text:p>
          </table:table-cell>
          <table:table-cell office:value-type="float" office:value="2.65854" calcext:value-type="float">
            <text:p>2.65854</text:p>
          </table:table-cell>
          <table:table-cell office:value-type="float" office:value="98.6701" calcext:value-type="float">
            <text:p>98.6701</text:p>
          </table:table-cell>
        </table:table-row>
      </table:table>
      <table:table table:name="Sheet5" table:style-name="ta1">
        <table:shapes>
          <draw:frame draw:z-index="0" draw:style-name="gr1" draw:text-style-name="P1" svg:width="159.99mm" svg:height="89.99mm" svg:x="100.74mm" svg:y="139.22mm">
            <draw:object draw:notify-on-update-of-ranges="Sheet5.A6:Sheet5.A15 Sheet5.B5:Sheet5.B5 Sheet5.B6:Sheet5.B15 Sheet5.B20:Sheet5.B20 Sheet5.B21:Sheet5.B3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gm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0001" calcext:value-type="float">
            <text:p>1.00E-0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nch 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gmres_e6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  <table:table-cell/>
          <table:table-cell office:value-type="string" calcext:value-type="string">
            <text:p>Neur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nz</text:p>
          </table:table-cell>
          <table:table-cell office:value-type="string" calcext:value-type="string">
            <text:p>tridiag_nnz</text:p>
          </table:table-cell>
          <table:table-cell office:value-type="string" calcext:value-type="string">
            <text:p>offdiag_nnz</text:p>
          </table:table-cell>
          <table:table-cell office:value-type="string" calcext:value-type="string">
            <text:p>offdiag_perc</text:p>
          </table:table-cell>
          <table:table-cell office:value-type="string" calcext:value-type="string">
            <text:p>tridiag_occupanc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85724" calcext:value-type="float">
            <text:p>1.85724</text:p>
          </table:table-cell>
          <table:table-cell office:value-type="float" office:value="196.071" calcext:value-type="float">
            <text:p>196.071</text:p>
          </table:table-cell>
          <table:table-cell office:value-type="float" office:value="364.152" calcext:value-type="float">
            <text:p>364.152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0.698624" calcext:value-type="float">
            <text:p>0.698624</text:p>
          </table:table-cell>
          <table:table-cell office:value-type="float" office:value="195.373" calcext:value-type="float">
            <text:p>195.373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3060" calcext:value-type="float">
            <text:p>3060</text:p>
          </table:table-cell>
          <table:table-cell office:value-type="float" office:value="2934" calcext:value-type="float">
            <text:p>2934</text:p>
          </table:table-cell>
          <table:table-cell office:value-type="float" office:value="126" calcext:value-type="float">
            <text:p>126</text:p>
          </table:table-cell>
          <table:table-cell office:value-type="float" office:value="4.11765" calcext:value-type="float">
            <text:p>4.11765</text:p>
          </table:table-cell>
          <table:table-cell office:value-type="float" office:value="97.8652" calcext:value-type="float">
            <text:p>97.865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.39253" calcext:value-type="float">
            <text:p>2.39253</text:p>
          </table:table-cell>
          <table:table-cell office:value-type="float" office:value="185.219" calcext:value-type="float">
            <text:p>185.219</text:p>
          </table:table-cell>
          <table:table-cell office:value-type="float" office:value="443.142" calcext:value-type="float">
            <text:p>443.14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0.699872" calcext:value-type="float">
            <text:p>0.699872</text:p>
          </table:table-cell>
          <table:table-cell office:value-type="float" office:value="184.519" calcext:value-type="float">
            <text:p>184.519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float" office:value="9058" calcext:value-type="float">
            <text:p>9058</text:p>
          </table:table-cell>
          <table:table-cell office:value-type="float" office:value="8940" calcext:value-type="float">
            <text:p>8940</text:p>
          </table:table-cell>
          <table:table-cell office:value-type="float" office:value="118" calcext:value-type="float">
            <text:p>118</text:p>
          </table:table-cell>
          <table:table-cell office:value-type="float" office:value="1.30272" calcext:value-type="float">
            <text:p>1.30272</text:p>
          </table:table-cell>
          <table:table-cell office:value-type="float" office:value="99.3554" calcext:value-type="float">
            <text:p>99.35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.79048" calcext:value-type="float">
            <text:p>2.79048</text:p>
          </table:table-cell>
          <table:table-cell office:value-type="float" office:value="202.317" calcext:value-type="float">
            <text:p>202.317</text:p>
          </table:table-cell>
          <table:table-cell office:value-type="float" office:value="564.56" calcext:value-type="float">
            <text:p>564.56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0.975104" calcext:value-type="float">
            <text:p>0.975104</text:p>
          </table:table-cell>
          <table:table-cell office:value-type="float" office:value="201.342" calcext:value-type="float">
            <text:p>201.342</text:p>
          </table:table-cell>
          <table:table-cell/>
          <table:table-cell table:number-columns-repeated="2" office:value-type="float" office:value="5000" calcext:value-type="float">
            <text:p>5000</text:p>
          </table:table-cell>
          <table:table-cell office:value-type="float" office:value="15096" calcext:value-type="float">
            <text:p>15096</text:p>
          </table:table-cell>
          <table:table-cell office:value-type="float" office:value="14900" calcext:value-type="float">
            <text:p>14900</text:p>
          </table:table-cell>
          <table:table-cell office:value-type="float" office:value="196" calcext:value-type="float">
            <text:p>196</text:p>
          </table:table-cell>
          <table:table-cell office:value-type="float" office:value="1.29836" calcext:value-type="float">
            <text:p>1.29836</text:p>
          </table:table-cell>
          <table:table-cell office:value-type="float" office:value="99.3466" calcext:value-type="float">
            <text:p>99.34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.52183" calcext:value-type="float">
            <text:p>2.52183</text:p>
          </table:table-cell>
          <table:table-cell office:value-type="float" office:value="201.046" calcext:value-type="float">
            <text:p>201.046</text:p>
          </table:table-cell>
          <table:table-cell office:value-type="float" office:value="507.003" calcext:value-type="float">
            <text:p>507.003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0.639296" calcext:value-type="float">
            <text:p>0.639296</text:p>
          </table:table-cell>
          <table:table-cell office:value-type="float" office:value="200.407" calcext:value-type="float">
            <text:p>200.407</text:p>
          </table:table-cell>
          <table:table-cell/>
          <table:table-cell table:number-columns-repeated="2" office:value-type="float" office:value="7000" calcext:value-type="float">
            <text:p>7000</text:p>
          </table:table-cell>
          <table:table-cell office:value-type="float" office:value="21132" calcext:value-type="float">
            <text:p>21132</text:p>
          </table:table-cell>
          <table:table-cell office:value-type="float" office:value="20860" calcext:value-type="float">
            <text:p>20860</text:p>
          </table:table-cell>
          <table:table-cell office:value-type="float" office:value="272" calcext:value-type="float">
            <text:p>272</text:p>
          </table:table-cell>
          <table:table-cell office:value-type="float" office:value="1.28715" calcext:value-type="float">
            <text:p>1.28715</text:p>
          </table:table-cell>
          <table:table-cell office:value-type="float" office:value="99.3428" calcext:value-type="float">
            <text:p>99.34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26283" calcext:value-type="float">
            <text:p>2.26283</text:p>
          </table:table-cell>
          <table:table-cell office:value-type="float" office:value="224.715" calcext:value-type="float">
            <text:p>224.715</text:p>
          </table:table-cell>
          <table:table-cell office:value-type="float" office:value="508.492" calcext:value-type="float">
            <text:p>508.492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0.779648" calcext:value-type="float">
            <text:p>0.779648</text:p>
          </table:table-cell>
          <table:table-cell office:value-type="float" office:value="223.936" calcext:value-type="float">
            <text:p>223.936</text:p>
          </table:table-cell>
          <table:table-cell/>
          <table:table-cell table:number-columns-repeated="2" office:value-type="float" office:value="9000" calcext:value-type="float">
            <text:p>9000</text:p>
          </table:table-cell>
          <table:table-cell office:value-type="float" office:value="27182" calcext:value-type="float">
            <text:p>27182</text:p>
          </table:table-cell>
          <table:table-cell office:value-type="float" office:value="26820" calcext:value-type="float">
            <text:p>26820</text:p>
          </table:table-cell>
          <table:table-cell office:value-type="float" office:value="362" calcext:value-type="float">
            <text:p>362</text:p>
          </table:table-cell>
          <table:table-cell office:value-type="float" office:value="1.33176" calcext:value-type="float">
            <text:p>1.33176</text:p>
          </table:table-cell>
          <table:table-cell office:value-type="float" office:value="99.3407" calcext:value-type="float">
            <text:p>99.34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26528" calcext:value-type="float">
            <text:p>2.26528</text:p>
          </table:table-cell>
          <table:table-cell office:value-type="float" office:value="197.626" calcext:value-type="float">
            <text:p>197.626</text:p>
          </table:table-cell>
          <table:table-cell office:value-type="float" office:value="447.679" calcext:value-type="float">
            <text:p>447.679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0.772384" calcext:value-type="float">
            <text:p>0.772384</text:p>
          </table:table-cell>
          <table:table-cell office:value-type="float" office:value="196.854" calcext:value-type="float">
            <text:p>196.854</text:p>
          </table:table-cell>
          <table:table-cell/>
          <table:table-cell table:number-columns-repeated="2" office:value-type="float" office:value="11000" calcext:value-type="float">
            <text:p>11000</text:p>
          </table:table-cell>
          <table:table-cell office:value-type="float" office:value="33216" calcext:value-type="float">
            <text:p>33216</text:p>
          </table:table-cell>
          <table:table-cell office:value-type="float" office:value="32780" calcext:value-type="float">
            <text:p>32780</text:p>
          </table:table-cell>
          <table:table-cell office:value-type="float" office:value="436" calcext:value-type="float">
            <text:p>436</text:p>
          </table:table-cell>
          <table:table-cell office:value-type="float" office:value="1.31262" calcext:value-type="float">
            <text:p>1.31262</text:p>
          </table:table-cell>
          <table:table-cell office:value-type="float" office:value="99.3394" calcext:value-type="float">
            <text:p>99.339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14783" calcext:value-type="float">
            <text:p>2.14783</text:p>
          </table:table-cell>
          <table:table-cell office:value-type="float" office:value="235.634" calcext:value-type="float">
            <text:p>235.634</text:p>
          </table:table-cell>
          <table:table-cell office:value-type="float" office:value="506.102" calcext:value-type="float">
            <text:p>506.102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0.86176" calcext:value-type="float">
            <text:p>0.86176</text:p>
          </table:table-cell>
          <table:table-cell office:value-type="float" office:value="234.772" calcext:value-type="float">
            <text:p>234.772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  <table:table-cell office:value-type="float" office:value="39408" calcext:value-type="float">
            <text:p>39408</text:p>
          </table:table-cell>
          <table:table-cell office:value-type="float" office:value="38604" calcext:value-type="float">
            <text:p>38604</text:p>
          </table:table-cell>
          <table:table-cell office:value-type="float" office:value="804" calcext:value-type="float">
            <text:p>804</text:p>
          </table:table-cell>
          <table:table-cell office:value-type="float" office:value="2.04019" calcext:value-type="float">
            <text:p>2.04019</text:p>
          </table:table-cell>
          <table:table-cell office:value-type="float" office:value="98.9897" calcext:value-type="float">
            <text:p>98.989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0408" calcext:value-type="float">
            <text:p>2.0408</text:p>
          </table:table-cell>
          <table:table-cell office:value-type="float" office:value="249.736" calcext:value-type="float">
            <text:p>249.736</text:p>
          </table:table-cell>
          <table:table-cell office:value-type="float" office:value="509.662" calcext:value-type="float">
            <text:p>509.662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0.638656" calcext:value-type="float">
            <text:p>0.638656</text:p>
          </table:table-cell>
          <table:table-cell office:value-type="float" office:value="249.097" calcext:value-type="float">
            <text:p>249.097</text:p>
          </table:table-cell>
          <table:table-cell/>
          <table:table-cell table:number-columns-repeated="2" office:value-type="float" office:value="15000" calcext:value-type="float">
            <text:p>15000</text:p>
          </table:table-cell>
          <table:table-cell office:value-type="float" office:value="45484" calcext:value-type="float">
            <text:p>45484</text:p>
          </table:table-cell>
          <table:table-cell office:value-type="float" office:value="44516" calcext:value-type="float">
            <text:p>44516</text:p>
          </table:table-cell>
          <table:table-cell office:value-type="float" office:value="968" calcext:value-type="float">
            <text:p>968</text:p>
          </table:table-cell>
          <table:table-cell office:value-type="float" office:value="2.12822" calcext:value-type="float">
            <text:p>2.12822</text:p>
          </table:table-cell>
          <table:table-cell office:value-type="float" office:value="98.9288" calcext:value-type="float">
            <text:p>98.9288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05072" calcext:value-type="float">
            <text:p>2.05072</text:p>
          </table:table-cell>
          <table:table-cell office:value-type="float" office:value="211.008" calcext:value-type="float">
            <text:p>211.008</text:p>
          </table:table-cell>
          <table:table-cell office:value-type="float" office:value="432.718" calcext:value-type="float">
            <text:p>432.718</text:p>
          </table:table-cell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</text:p>
          </table:table-cell>
          <table:table-cell office:value-type="float" office:value="1.3632" calcext:value-type="float">
            <text:p>1.3632</text:p>
          </table:table-cell>
          <table:table-cell office:value-type="float" office:value="209.645" calcext:value-type="float">
            <text:p>209.645</text:p>
          </table:table-cell>
          <table:table-cell/>
          <table:table-cell table:number-columns-repeated="2" office:value-type="float" office:value="17000" calcext:value-type="float">
            <text:p>17000</text:p>
          </table:table-cell>
          <table:table-cell office:value-type="float" office:value="51336" calcext:value-type="float">
            <text:p>51336</text:p>
          </table:table-cell>
          <table:table-cell office:value-type="float" office:value="50660" calcext:value-type="float">
            <text:p>50660</text:p>
          </table:table-cell>
          <table:table-cell office:value-type="float" office:value="676" calcext:value-type="float">
            <text:p>676</text:p>
          </table:table-cell>
          <table:table-cell office:value-type="float" office:value="1.31681" calcext:value-type="float">
            <text:p>1.31681</text:p>
          </table:table-cell>
          <table:table-cell office:value-type="float" office:value="99.3372" calcext:value-type="float">
            <text:p>99.33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1.86537" calcext:value-type="float">
            <text:p>1.86537</text:p>
          </table:table-cell>
          <table:table-cell office:value-type="float" office:value="305.1" calcext:value-type="float">
            <text:p>305.1</text:p>
          </table:table-cell>
          <table:table-cell office:value-type="float" office:value="569.122" calcext:value-type="float">
            <text:p>569.122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1.38042" calcext:value-type="float">
            <text:p>1.38042</text:p>
          </table:table-cell>
          <table:table-cell office:value-type="float" office:value="303.719" calcext:value-type="float">
            <text:p>303.719</text:p>
          </table:table-cell>
          <table:table-cell/>
          <table:table-cell table:number-columns-repeated="2" office:value-type="float" office:value="19000" calcext:value-type="float">
            <text:p>19000</text:p>
          </table:table-cell>
          <table:table-cell office:value-type="float" office:value="57768" calcext:value-type="float">
            <text:p>57768</text:p>
          </table:table-cell>
          <table:table-cell office:value-type="float" office:value="56220" calcext:value-type="float">
            <text:p>56220</text:p>
          </table:table-cell>
          <table:table-cell office:value-type="float" office:value="1548" calcext:value-type="float">
            <text:p>1548</text:p>
          </table:table-cell>
          <table:table-cell office:value-type="float" office:value="2.67968" calcext:value-type="float">
            <text:p>2.67968</text:p>
          </table:table-cell>
          <table:table-cell office:value-type="float" office:value="98.635" calcext:value-type="float">
            <text:p>98.635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thod:</text:p>
          </table:table-cell>
          <table:table-cell office:value-type="string" calcext:value-type="string">
            <text:p>gmr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ison</text:p>
          </table:table-cell>
          <table:table-cell table:style-name="ce1" office:value-type="float" office:value="0.001" calcext:value-type="float">
            <text:p>1.00E-0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ranch %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euron</text:p>
          </table:table-cell>
          <table:table-cell office:value-type="string" calcext:value-type="string">
            <text:p>gmres_e3_spdup</text:p>
          </table:table-cell>
          <table:table-cell office:value-type="string" calcext:value-type="string">
            <text:p>clever_time</text:p>
          </table:table-cell>
          <table:table-cell office:value-type="string" calcext:value-type="string">
            <text:p>bench_time</text:p>
          </table:table-cell>
          <table:table-cell office:value-type="string" calcext:value-type="string">
            <text:p>clever_iter</text:p>
          </table:table-cell>
          <table:table-cell office:value-type="string" calcext:value-type="string">
            <text:p>bench_iter</text:p>
          </table:table-cell>
          <table:table-cell office:value-type="string" calcext:value-type="string">
            <text:p>tridiag_time</text:p>
          </table:table-cell>
          <table:table-cell office:value-type="string" calcext:value-type="string">
            <text:p>cusp_time</text:p>
          </table:table-cell>
          <table:table-cell/>
          <table:table-cell office:value-type="string" calcext:value-type="string">
            <text:p>Neuron</text:p>
          </table:table-cell>
          <table:table-cell office:value-type="string" calcext:value-type="string">
            <text:p>Components</text:p>
          </table:table-cell>
          <table:table-cell office:value-type="string" calcext:value-type="string">
            <text:p>nnz</text:p>
          </table:table-cell>
          <table:table-cell office:value-type="string" calcext:value-type="string">
            <text:p>tridiag_nnz</text:p>
          </table:table-cell>
          <table:table-cell office:value-type="string" calcext:value-type="string">
            <text:p>offdiag_nnz</text:p>
          </table:table-cell>
          <table:table-cell office:value-type="string" calcext:value-type="string">
            <text:p>offdiag_perc</text:p>
          </table:table-cell>
          <table:table-cell office:value-type="string" calcext:value-type="string">
            <text:p>tridiag_occupancy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.37511" calcext:value-type="float">
            <text:p>3.37511</text:p>
          </table:table-cell>
          <table:table-cell office:value-type="float" office:value="42.0426" calcext:value-type="float">
            <text:p>42.0426</text:p>
          </table:table-cell>
          <table:table-cell office:value-type="float" office:value="141.898" calcext:value-type="float">
            <text:p>141.89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.14906" calcext:value-type="float">
            <text:p>1.14906</text:p>
          </table:table-cell>
          <table:table-cell office:value-type="float" office:value="40.8935" calcext:value-type="float">
            <text:p>40.8935</text:p>
          </table:table-cell>
          <table:table-cell/>
          <table:table-cell table:number-columns-repeated="2" office:value-type="float" office:value="1000" calcext:value-type="float">
            <text:p>1000</text:p>
          </table:table-cell>
          <table:table-cell office:value-type="float" office:value="3014" calcext:value-type="float">
            <text:p>3014</text:p>
          </table:table-cell>
          <table:table-cell office:value-type="float" office:value="2980" calcext:value-type="float">
            <text:p>2980</text:p>
          </table:table-cell>
          <table:table-cell office:value-type="float" office:value="34" calcext:value-type="float">
            <text:p>34</text:p>
          </table:table-cell>
          <table:table-cell office:value-type="float" office:value="1.12807" calcext:value-type="float">
            <text:p>1.12807</text:p>
          </table:table-cell>
          <table:table-cell office:value-type="float" office:value="99.3996" calcext:value-type="float">
            <text:p>99.399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.11747" calcext:value-type="float">
            <text:p>3.11747</text:p>
          </table:table-cell>
          <table:table-cell office:value-type="float" office:value="27.856" calcext:value-type="float">
            <text:p>27.856</text:p>
          </table:table-cell>
          <table:table-cell office:value-type="float" office:value="86.8404" calcext:value-type="float">
            <text:p>86.8404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702976" calcext:value-type="float">
            <text:p>0.702976</text:p>
          </table:table-cell>
          <table:table-cell office:value-type="float" office:value="27.153" calcext:value-type="float">
            <text:p>27.153</text:p>
          </table:table-cell>
          <table:table-cell/>
          <table:table-cell table:number-columns-repeated="2" office:value-type="float" office:value="3000" calcext:value-type="float">
            <text:p>3000</text:p>
          </table:table-cell>
          <table:table-cell office:value-type="float" office:value="9054" calcext:value-type="float">
            <text:p>9054</text:p>
          </table:table-cell>
          <table:table-cell office:value-type="float" office:value="8940" calcext:value-type="float">
            <text:p>8940</text:p>
          </table:table-cell>
          <table:table-cell office:value-type="float" office:value="114" calcext:value-type="float">
            <text:p>114</text:p>
          </table:table-cell>
          <table:table-cell office:value-type="float" office:value="1.25911" calcext:value-type="float">
            <text:p>1.25911</text:p>
          </table:table-cell>
          <table:table-cell office:value-type="float" office:value="99.3554" calcext:value-type="float">
            <text:p>99.3554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.35072" calcext:value-type="float">
            <text:p>3.35072</text:p>
          </table:table-cell>
          <table:table-cell office:value-type="float" office:value="28.2259" calcext:value-type="float">
            <text:p>28.2259</text:p>
          </table:table-cell>
          <table:table-cell office:value-type="float" office:value="94.577" calcext:value-type="float">
            <text:p>94.57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0.932128" calcext:value-type="float">
            <text:p>0.932128</text:p>
          </table:table-cell>
          <table:table-cell office:value-type="float" office:value="27.2938" calcext:value-type="float">
            <text:p>27.2938</text:p>
          </table:table-cell>
          <table:table-cell/>
          <table:table-cell table:number-columns-repeated="2" office:value-type="float" office:value="5000" calcext:value-type="float">
            <text:p>5000</text:p>
          </table:table-cell>
          <table:table-cell office:value-type="float" office:value="15094" calcext:value-type="float">
            <text:p>15094</text:p>
          </table:table-cell>
          <table:table-cell office:value-type="float" office:value="14900" calcext:value-type="float">
            <text:p>14900</text:p>
          </table:table-cell>
          <table:table-cell office:value-type="float" office:value="194" calcext:value-type="float">
            <text:p>194</text:p>
          </table:table-cell>
          <table:table-cell office:value-type="float" office:value="1.28528" calcext:value-type="float">
            <text:p>1.28528</text:p>
          </table:table-cell>
          <table:table-cell office:value-type="float" office:value="99.3466" calcext:value-type="float">
            <text:p>99.3466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.1149" calcext:value-type="float">
            <text:p>3.1149</text:p>
          </table:table-cell>
          <table:table-cell office:value-type="float" office:value="28.607" calcext:value-type="float">
            <text:p>28.607</text:p>
          </table:table-cell>
          <table:table-cell office:value-type="float" office:value="89.108" calcext:value-type="float">
            <text:p>89.10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0.640768" calcext:value-type="float">
            <text:p>0.640768</text:p>
          </table:table-cell>
          <table:table-cell office:value-type="float" office:value="27.9663" calcext:value-type="float">
            <text:p>27.9663</text:p>
          </table:table-cell>
          <table:table-cell/>
          <table:table-cell table:number-columns-repeated="2" office:value-type="float" office:value="7000" calcext:value-type="float">
            <text:p>7000</text:p>
          </table:table-cell>
          <table:table-cell office:value-type="float" office:value="21134" calcext:value-type="float">
            <text:p>21134</text:p>
          </table:table-cell>
          <table:table-cell office:value-type="float" office:value="20860" calcext:value-type="float">
            <text:p>20860</text:p>
          </table:table-cell>
          <table:table-cell office:value-type="float" office:value="274" calcext:value-type="float">
            <text:p>274</text:p>
          </table:table-cell>
          <table:table-cell office:value-type="float" office:value="1.29649" calcext:value-type="float">
            <text:p>1.29649</text:p>
          </table:table-cell>
          <table:table-cell office:value-type="float" office:value="99.3428" calcext:value-type="float">
            <text:p>99.3428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94581" calcext:value-type="float">
            <text:p>2.94581</text:p>
          </table:table-cell>
          <table:table-cell office:value-type="float" office:value="32.6927" calcext:value-type="float">
            <text:p>32.6927</text:p>
          </table:table-cell>
          <table:table-cell office:value-type="float" office:value="96.3066" calcext:value-type="float">
            <text:p>96.30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778656" calcext:value-type="float">
            <text:p>0.778656</text:p>
          </table:table-cell>
          <table:table-cell office:value-type="float" office:value="31.914" calcext:value-type="float">
            <text:p>31.914</text:p>
          </table:table-cell>
          <table:table-cell/>
          <table:table-cell table:number-columns-repeated="2" office:value-type="float" office:value="9000" calcext:value-type="float">
            <text:p>9000</text:p>
          </table:table-cell>
          <table:table-cell office:value-type="float" office:value="27174" calcext:value-type="float">
            <text:p>27174</text:p>
          </table:table-cell>
          <table:table-cell office:value-type="float" office:value="26820" calcext:value-type="float">
            <text:p>26820</text:p>
          </table:table-cell>
          <table:table-cell office:value-type="float" office:value="354" calcext:value-type="float">
            <text:p>354</text:p>
          </table:table-cell>
          <table:table-cell office:value-type="float" office:value="1.30272" calcext:value-type="float">
            <text:p>1.30272</text:p>
          </table:table-cell>
          <table:table-cell office:value-type="float" office:value="99.3407" calcext:value-type="float">
            <text:p>99.340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2.96372" calcext:value-type="float">
            <text:p>2.96372</text:p>
          </table:table-cell>
          <table:table-cell office:value-type="float" office:value="32.6687" calcext:value-type="float">
            <text:p>32.6687</text:p>
          </table:table-cell>
          <table:table-cell office:value-type="float" office:value="96.821" calcext:value-type="float">
            <text:p>96.821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778432" calcext:value-type="float">
            <text:p>0.778432</text:p>
          </table:table-cell>
          <table:table-cell office:value-type="float" office:value="31.8903" calcext:value-type="float">
            <text:p>31.8903</text:p>
          </table:table-cell>
          <table:table-cell/>
          <table:table-cell table:number-columns-repeated="2" office:value-type="float" office:value="11000" calcext:value-type="float">
            <text:p>11000</text:p>
          </table:table-cell>
          <table:table-cell office:value-type="float" office:value="33218" calcext:value-type="float">
            <text:p>33218</text:p>
          </table:table-cell>
          <table:table-cell office:value-type="float" office:value="32780" calcext:value-type="float">
            <text:p>32780</text:p>
          </table:table-cell>
          <table:table-cell office:value-type="float" office:value="438" calcext:value-type="float">
            <text:p>438</text:p>
          </table:table-cell>
          <table:table-cell office:value-type="float" office:value="1.31856" calcext:value-type="float">
            <text:p>1.31856</text:p>
          </table:table-cell>
          <table:table-cell office:value-type="float" office:value="99.3394" calcext:value-type="float">
            <text:p>99.3394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2.95501" calcext:value-type="float">
            <text:p>2.95501</text:p>
          </table:table-cell>
          <table:table-cell office:value-type="float" office:value="32.675" calcext:value-type="float">
            <text:p>32.675</text:p>
          </table:table-cell>
          <table:table-cell office:value-type="float" office:value="96.5548" calcext:value-type="float">
            <text:p>96.554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860704" calcext:value-type="float">
            <text:p>0.860704</text:p>
          </table:table-cell>
          <table:table-cell office:value-type="float" office:value="31.8143" calcext:value-type="float">
            <text:p>31.8143</text:p>
          </table:table-cell>
          <table:table-cell/>
          <table:table-cell table:number-columns-repeated="2" office:value-type="float" office:value="13000" calcext:value-type="float">
            <text:p>13000</text:p>
          </table:table-cell>
          <table:table-cell office:value-type="float" office:value="39256" calcext:value-type="float">
            <text:p>39256</text:p>
          </table:table-cell>
          <table:table-cell office:value-type="float" office:value="38740" calcext:value-type="float">
            <text:p>38740</text:p>
          </table:table-cell>
          <table:table-cell office:value-type="float" office:value="516" calcext:value-type="float">
            <text:p>516</text:p>
          </table:table-cell>
          <table:table-cell office:value-type="float" office:value="1.31445" calcext:value-type="float">
            <text:p>1.31445</text:p>
          </table:table-cell>
          <table:table-cell office:value-type="float" office:value="99.3384" calcext:value-type="float">
            <text:p>99.33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2.98397" calcext:value-type="float">
            <text:p>2.98397</text:p>
          </table:table-cell>
          <table:table-cell office:value-type="float" office:value="36.4827" calcext:value-type="float">
            <text:p>36.4827</text:p>
          </table:table-cell>
          <table:table-cell office:value-type="float" office:value="108.863" calcext:value-type="float">
            <text:p>108.863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0.692448" calcext:value-type="float">
            <text:p>0.692448</text:p>
          </table:table-cell>
          <table:table-cell office:value-type="float" office:value="35.7902" calcext:value-type="float">
            <text:p>35.7902</text:p>
          </table:table-cell>
          <table:table-cell/>
          <table:table-cell table:number-columns-repeated="2" office:value-type="float" office:value="15000" calcext:value-type="float">
            <text:p>15000</text:p>
          </table:table-cell>
          <table:table-cell office:value-type="float" office:value="45292" calcext:value-type="float">
            <text:p>45292</text:p>
          </table:table-cell>
          <table:table-cell office:value-type="float" office:value="44700" calcext:value-type="float">
            <text:p>44700</text:p>
          </table:table-cell>
          <table:table-cell office:value-type="float" office:value="592" calcext:value-type="float">
            <text:p>592</text:p>
          </table:table-cell>
          <table:table-cell office:value-type="float" office:value="1.30707" calcext:value-type="float">
            <text:p>1.30707</text:p>
          </table:table-cell>
          <table:table-cell office:value-type="float" office:value="99.3377" calcext:value-type="float">
            <text:p>99.337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2.76326" calcext:value-type="float">
            <text:p>2.76326</text:p>
          </table:table-cell>
          <table:table-cell office:value-type="float" office:value="38.0429" calcext:value-type="float">
            <text:p>38.0429</text:p>
          </table:table-cell>
          <table:table-cell office:value-type="float" office:value="105.122" calcext:value-type="float">
            <text:p>105.12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.39936" calcext:value-type="float">
            <text:p>1.39936</text:p>
          </table:table-cell>
          <table:table-cell office:value-type="float" office:value="36.6436" calcext:value-type="float">
            <text:p>36.6436</text:p>
          </table:table-cell>
          <table:table-cell/>
          <table:table-cell table:number-columns-repeated="2" office:value-type="float" office:value="17000" calcext:value-type="float">
            <text:p>17000</text:p>
          </table:table-cell>
          <table:table-cell office:value-type="float" office:value="51342" calcext:value-type="float">
            <text:p>51342</text:p>
          </table:table-cell>
          <table:table-cell office:value-type="float" office:value="50660" calcext:value-type="float">
            <text:p>50660</text:p>
          </table:table-cell>
          <table:table-cell office:value-type="float" office:value="682" calcext:value-type="float">
            <text:p>682</text:p>
          </table:table-cell>
          <table:table-cell office:value-type="float" office:value="1.32835" calcext:value-type="float">
            <text:p>1.32835</text:p>
          </table:table-cell>
          <table:table-cell office:value-type="float" office:value="99.3372" calcext:value-type="float">
            <text:p>99.3372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3.38638" calcext:value-type="float">
            <text:p>3.38638</text:p>
          </table:table-cell>
          <table:table-cell office:value-type="float" office:value="33.3408" calcext:value-type="float">
            <text:p>33.3408</text:p>
          </table:table-cell>
          <table:table-cell office:value-type="float" office:value="112.904" calcext:value-type="float">
            <text:p>112.90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.42563" calcext:value-type="float">
            <text:p>1.42563</text:p>
          </table:table-cell>
          <table:table-cell office:value-type="float" office:value="31.9151" calcext:value-type="float">
            <text:p>31.9151</text:p>
          </table:table-cell>
          <table:table-cell/>
          <table:table-cell table:number-columns-repeated="2" office:value-type="float" office:value="19000" calcext:value-type="float">
            <text:p>19000</text:p>
          </table:table-cell>
          <table:table-cell office:value-type="float" office:value="57374" calcext:value-type="float">
            <text:p>57374</text:p>
          </table:table-cell>
          <table:table-cell office:value-type="float" office:value="56620" calcext:value-type="float">
            <text:p>56620</text:p>
          </table:table-cell>
          <table:table-cell office:value-type="float" office:value="754" calcext:value-type="float">
            <text:p>754</text:p>
          </table:table-cell>
          <table:table-cell office:value-type="float" office:value="1.31418" calcext:value-type="float">
            <text:p>1.31418</text:p>
          </table:table-cell>
          <table:table-cell office:value-type="float" office:value="99.3368" calcext:value-type="float">
            <text:p>99.33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0">00/00/0000</text:date>, <text:time style:data-style-name="N2" text:time-value="02:23:20.383766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0T01:09:52.764754156</meta:creation-date>
    <meta:generator>LibreOffice/4.4.2.2$Linux_X86_64 LibreOffice_project/40m0$Build-2</meta:generator>
    <dc:date>2015-11-20T02:26:50.230276842</dc:date>
    <meta:editing-duration>PT57M29S</meta:editing-duration>
    <meta:editing-cycles>37</meta:editing-cycles>
    <meta:document-statistic meta:table-count="5" meta:cell-count="116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22cm" svg:y="3.952cm" style:legend-expansion="high" chart:style-name="ch2"/>
        <chart:plot-area chart:style-name="ch3" table:cell-range-address="Sheet3.A6:Sheet3.B16 Sheet3.A5:Sheet3.B5 Sheet3.B21:Sheet3.B32" chart:data-source-has-labels="both" svg:x="0.32cm" svg:y="0.18cm" svg:width="12.382cm" svg:height="8.64cm">
          <chartooo:coordinate-region svg:x="1.71cm" svg:y="0.18cm" svg:width="10.992cm" svg:height="4.617cm"/>
          <chart:axis chart:dimension="x" chart:name="primary-x" chart:style-name="ch4" chartooo:axis-type="auto">
            <chartooo:date-scale/>
            <chart:categories table:cell-range-address="Sheet3.A6:Sheet3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B6:Sheet3.B16" chart:label-cell-address="Sheet3.B5:Sheet3.B5" chart:class="chart:bar">
            <chart:data-point chart:repeated="11"/>
          </chart:series>
          <chart:series chart:style-name="ch8" chart:values-cell-range-address="Sheet3.B22:Sheet3.B32" chart:label-cell-address="Sheet3.B21:Sheet3.B21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g_1e6_spdup</text:p>
                <draw:g>
                  <svg:desc>Sheet3.B5:Sheet3.B5</svg:desc>
                </draw:g>
              </table:table-cell>
              <table:table-cell office:value-type="string">
                <text:p>cg_1e3_spdup</text:p>
                <draw:g>
                  <svg:desc>Sheet3.B21:Sheet3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2-2.CNG.swc</text:p>
                <draw:g>
                  <svg:desc>Sheet3.A6:Sheet3.A16</svg:desc>
                </draw:g>
              </table:table-cell>
              <table:table-cell office:value-type="float" office:value="1.15137">
                <text:p>1.15137</text:p>
                <draw:g>
                  <svg:desc>Sheet3.B6:Sheet3.B16</svg:desc>
                </draw:g>
              </table:table-cell>
              <table:table-cell office:value-type="float" office:value="1.44378">
                <text:p>1.44378</text:p>
                <draw:g>
                  <svg:desc>Sheet3.B22:Sheet3.B32</svg:desc>
                </draw:g>
              </table:table-cell>
            </table:table-row>
            <table:table-row>
              <table:table-cell office:value-type="string">
                <text:p>126-1-6.CNG.swc</text:p>
              </table:table-cell>
              <table:table-cell office:value-type="float" office:value="1.23713">
                <text:p>1.23713</text:p>
              </table:table-cell>
              <table:table-cell office:value-type="float" office:value="1.5446">
                <text:p>1.5446</text:p>
              </table:table-cell>
            </table:table-row>
            <table:table-row>
              <table:table-cell office:value-type="string">
                <text:p>189-1-11dw.CNG.swc</text:p>
              </table:table-cell>
              <table:table-cell office:value-type="float" office:value="1.29964">
                <text:p>1.29964</text:p>
              </table:table-cell>
              <table:table-cell office:value-type="float" office:value="1.91416">
                <text:p>1.91416</text:p>
              </table:table-cell>
            </table:table-row>
            <table:table-row>
              <table:table-cell office:value-type="string">
                <text:p>219-1.CNG.swc</text:p>
              </table:table-cell>
              <table:table-cell office:value-type="float" office:value="1.40968">
                <text:p>1.40968</text:p>
              </table:table-cell>
              <table:table-cell office:value-type="float" office:value="1.59886">
                <text:p>1.59886</text:p>
              </table:table-cell>
            </table:table-row>
            <table:table-row>
              <table:table-cell office:value-type="string">
                <text:p>31o_pyramidal19aFI.CNG.swc</text:p>
              </table:table-cell>
              <table:table-cell office:value-type="float" office:value="1.37881">
                <text:p>1.37881</text:p>
              </table:table-cell>
              <table:table-cell office:value-type="float" office:value="1.76334">
                <text:p>1.76334</text:p>
              </table:table-cell>
            </table:table-row>
            <table:table-row>
              <table:table-cell office:value-type="string">
                <text:p>AIBL.CNG.swc</text:p>
              </table:table-cell>
              <table:table-cell office:value-type="float" office:value="1.29505">
                <text:p>1.29505</text:p>
              </table:table-cell>
              <table:table-cell office:value-type="float" office:value="1.43771">
                <text:p>1.43771</text:p>
              </table:table-cell>
            </table:table-row>
            <table:table-row>
              <table:table-cell office:value-type="string">
                <text:p>BC131sdaxlay.CNG.swc</text:p>
              </table:table-cell>
              <table:table-cell office:value-type="float" office:value="1.3131">
                <text:p>1.3131</text:p>
              </table:table-cell>
              <table:table-cell office:value-type="float" office:value="1.6991">
                <text:p>1.6991</text:p>
              </table:table-cell>
            </table:table-row>
            <table:table-row>
              <table:table-cell office:value-type="string">
                <text:p>N-10-5-3-5L.CNG.swc</text:p>
              </table:table-cell>
              <table:table-cell office:value-type="float" office:value="1.42328">
                <text:p>1.42328</text:p>
              </table:table-cell>
              <table:table-cell office:value-type="float" office:value="1.65256">
                <text:p>1.65256</text:p>
              </table:table-cell>
            </table:table-row>
            <table:table-row>
              <table:table-cell office:value-type="string">
                <text:p>N-19-3-3-1-R.CNG.swc</text:p>
              </table:table-cell>
              <table:table-cell office:value-type="float" office:value="1.18867">
                <text:p>1.18867</text:p>
              </table:table-cell>
              <table:table-cell office:value-type="float" office:value="1.68878">
                <text:p>1.68878</text:p>
              </table:table-cell>
            </table:table-row>
            <table:table-row>
              <table:table-cell office:value-type="string">
                <text:p>N-20-7-3-5L.CNG.swc</text:p>
              </table:table-cell>
              <table:table-cell office:value-type="float" office:value="1.22263">
                <text:p>1.22263</text:p>
              </table:table-cell>
              <table:table-cell office:value-type="float" office:value="1.55035">
                <text:p>1.55035</text:p>
              </table:table-cell>
            </table:table-row>
            <table:table-row>
              <table:table-cell office:value-type="string">
                <text:p>THINSTAR.CNG.swc</text:p>
              </table:table-cell>
              <table:table-cell office:value-type="float" office:value="1.15094">
                <text:p>1.15094</text:p>
              </table:table-cell>
              <table:table-cell office:value-type="float" office:value="1.38941">
                <text:p>1.389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26cm" svg:y="3.952cm" style:legend-expansion="high" chart:style-name="ch2"/>
        <chart:plot-area chart:style-name="ch3" table:cell-range-address="Sheet1.A6:Sheet1.B16 Sheet1.A5:Sheet1.B5 Sheet1.B22:Sheet1.B33" chart:data-source-has-labels="both" svg:x="0.32cm" svg:y="0.18cm" svg:width="11.986cm" svg:height="8.64cm">
          <chartooo:coordinate-region svg:x="1.728cm" svg:y="0.18cm" svg:width="10.578cm" svg:height="4.617cm"/>
          <chart:axis chart:dimension="x" chart:name="primary-x" chart:style-name="ch4" chartooo:axis-type="auto">
            <chartooo:date-scale/>
            <chart:categories table:cell-range-address="Sheet1.A6:Sheet1.A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6" chart:label-cell-address="Sheet1.B5:Sheet1.B5" chart:class="chart:bar">
            <chart:data-point chart:repeated="11"/>
          </chart:series>
          <chart:series chart:style-name="ch8" chart:values-cell-range-address="Sheet1.B23:Sheet1.B33" chart:label-cell-address="Sheet1.B22:Sheet1.B22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mres_e6_spdup</text:p>
                <draw:g>
                  <svg:desc>Sheet1.B5:Sheet1.B5</svg:desc>
                </draw:g>
              </table:table-cell>
              <table:table-cell office:value-type="string">
                <text:p>gmres_e3_spdup</text:p>
                <draw:g>
                  <svg:desc>Sheet1.B22:Sheet1.B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-12-2.CNG.swc</text:p>
                <draw:g>
                  <svg:desc>Sheet1.A6:Sheet1.A16</svg:desc>
                </draw:g>
              </table:table-cell>
              <table:table-cell office:value-type="float" office:value="1.42091">
                <text:p>1.42091</text:p>
                <draw:g>
                  <svg:desc>Sheet1.B6:Sheet1.B16</svg:desc>
                </draw:g>
              </table:table-cell>
              <table:table-cell office:value-type="float" office:value="2.40929">
                <text:p>2.40929</text:p>
                <draw:g>
                  <svg:desc>Sheet1.B23:Sheet1.B33</svg:desc>
                </draw:g>
              </table:table-cell>
            </table:table-row>
            <table:table-row>
              <table:table-cell office:value-type="string">
                <text:p>126-1-6.CNG.swc</text:p>
              </table:table-cell>
              <table:table-cell office:value-type="float" office:value="1.91782">
                <text:p>1.91782</text:p>
              </table:table-cell>
              <table:table-cell office:value-type="float" office:value="2.99877">
                <text:p>2.99877</text:p>
              </table:table-cell>
            </table:table-row>
            <table:table-row>
              <table:table-cell office:value-type="string">
                <text:p>189-1-11dw.CNG.swc</text:p>
              </table:table-cell>
              <table:table-cell office:value-type="float" office:value="1.80877">
                <text:p>1.80877</text:p>
              </table:table-cell>
              <table:table-cell office:value-type="float" office:value="2.99211">
                <text:p>2.99211</text:p>
              </table:table-cell>
            </table:table-row>
            <table:table-row>
              <table:table-cell office:value-type="string">
                <text:p>219-1.CNG.swc</text:p>
              </table:table-cell>
              <table:table-cell office:value-type="float" office:value="1.68312">
                <text:p>1.68312</text:p>
              </table:table-cell>
              <table:table-cell office:value-type="float" office:value="2.42029">
                <text:p>2.42029</text:p>
              </table:table-cell>
            </table:table-row>
            <table:table-row>
              <table:table-cell office:value-type="string">
                <text:p>31o_pyramidal19aFI.CNG.swc</text:p>
              </table:table-cell>
              <table:table-cell office:value-type="float" office:value="2.43948">
                <text:p>2.43948</text:p>
              </table:table-cell>
              <table:table-cell office:value-type="float" office:value="2.85244">
                <text:p>2.85244</text:p>
              </table:table-cell>
            </table:table-row>
            <table:table-row>
              <table:table-cell office:value-type="string">
                <text:p>AIBL.CNG.swc</text:p>
              </table:table-cell>
              <table:table-cell office:value-type="float" office:value="1.86254">
                <text:p>1.86254</text:p>
              </table:table-cell>
              <table:table-cell office:value-type="float" office:value="1.7698">
                <text:p>1.7698</text:p>
              </table:table-cell>
            </table:table-row>
            <table:table-row>
              <table:table-cell office:value-type="string">
                <text:p>BC131sdaxlay.CNG.swc</text:p>
              </table:table-cell>
              <table:table-cell office:value-type="float" office:value="1.58429">
                <text:p>1.58429</text:p>
              </table:table-cell>
              <table:table-cell office:value-type="float" office:value="2.9091">
                <text:p>2.9091</text:p>
              </table:table-cell>
            </table:table-row>
            <table:table-row>
              <table:table-cell office:value-type="string">
                <text:p>N-10-5-3-5L.CNG.swc</text:p>
              </table:table-cell>
              <table:table-cell office:value-type="float" office:value="1.73888">
                <text:p>1.73888</text:p>
              </table:table-cell>
              <table:table-cell office:value-type="float" office:value="2.15285">
                <text:p>2.15285</text:p>
              </table:table-cell>
            </table:table-row>
            <table:table-row>
              <table:table-cell office:value-type="string">
                <text:p>N-19-3-3-1-R.CNG.swc</text:p>
              </table:table-cell>
              <table:table-cell office:value-type="float" office:value="1.65605">
                <text:p>1.65605</text:p>
              </table:table-cell>
              <table:table-cell office:value-type="float" office:value="2.53327">
                <text:p>2.53327</text:p>
              </table:table-cell>
            </table:table-row>
            <table:table-row>
              <table:table-cell office:value-type="string">
                <text:p>N-20-7-3-5L.CNG.swc</text:p>
              </table:table-cell>
              <table:table-cell office:value-type="float" office:value="1.73599">
                <text:p>1.73599</text:p>
              </table:table-cell>
              <table:table-cell office:value-type="float" office:value="2.7052">
                <text:p>2.7052</text:p>
              </table:table-cell>
            </table:table-row>
            <table:table-row>
              <table:table-cell office:value-type="string">
                <text:p>THINSTAR.CNG.swc</text:p>
              </table:table-cell>
              <table:table-cell office:value-type="float" office:value="1.64814">
                <text:p>1.64814</text:p>
              </table:table-cell>
              <table:table-cell office:value-type="float" office:value="2.14752">
                <text:p>2.147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208cm" svg:y="3.952cm" style:legend-expansion="high" chart:style-name="ch2"/>
        <chart:plot-area chart:style-name="ch3" table:cell-range-address="Sheet4.A6:Sheet4.B15 Sheet4.A5:Sheet4.B5 Sheet4.B20:Sheet4.B30" chart:data-source-has-labels="both" svg:x="0.32cm" svg:y="0.18cm" svg:width="12.568cm" svg:height="8.64cm">
          <chartooo:coordinate-region svg:x="1.047cm" svg:y="0.379cm" svg:width="11.841cm" svg:height="7.794cm"/>
          <chart:axis chart:dimension="x" chart:name="primary-x" chart:style-name="ch4" chartooo:axis-type="auto">
            <chartooo:date-scale/>
            <chart:categories table:cell-range-address="Sheet4.A6:Sheet4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6:Sheet4.B15" chart:label-cell-address="Sheet4.B5:Sheet4.B5" chart:class="chart:bar">
            <chart:data-point chart:repeated="10"/>
          </chart:series>
          <chart:series chart:style-name="ch8" chart:values-cell-range-address="Sheet4.B21:Sheet4.B30" chart:label-cell-address="Sheet4.B20:Sheet4.B2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g_e6_spdup</text:p>
                <draw:g>
                  <svg:desc>Sheet4.B5:Sheet4.B5</svg:desc>
                </draw:g>
              </table:table-cell>
              <table:table-cell office:value-type="string">
                <text:p>cg_e3_spdup</text:p>
                <draw:g>
                  <svg:desc>Sheet4.B20:Sheet4.B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4.A6:Sheet4.A15</svg:desc>
                </draw:g>
              </table:table-cell>
              <table:table-cell office:value-type="float" office:value="1.68425">
                <text:p>1.68425</text:p>
                <draw:g>
                  <svg:desc>Sheet4.B6:Sheet4.B15</svg:desc>
                </draw:g>
              </table:table-cell>
              <table:table-cell office:value-type="float" office:value="2.04718">
                <text:p>2.04718</text:p>
                <draw:g>
                  <svg:desc>Sheet4.B21:Sheet4.B30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.34042">
                <text:p>1.34042</text:p>
              </table:table-cell>
              <table:table-cell office:value-type="float" office:value="1.83777">
                <text:p>1.8377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.38965">
                <text:p>1.38965</text:p>
              </table:table-cell>
              <table:table-cell office:value-type="float" office:value="1.80482">
                <text:p>1.8048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1.26985">
                <text:p>1.26985</text:p>
              </table:table-cell>
              <table:table-cell office:value-type="float" office:value="2.00846">
                <text:p>2.0084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.3568">
                <text:p>1.3568</text:p>
              </table:table-cell>
              <table:table-cell office:value-type="float" office:value="2.15114">
                <text:p>2.15114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1.56218">
                <text:p>1.56218</text:p>
              </table:table-cell>
              <table:table-cell office:value-type="float" office:value="1.78235">
                <text:p>1.78235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1.50374">
                <text:p>1.50374</text:p>
              </table:table-cell>
              <table:table-cell office:value-type="float" office:value="2.04856">
                <text:p>2.0485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.53049">
                <text:p>1.53049</text:p>
              </table:table-cell>
              <table:table-cell office:value-type="float" office:value="2.00159">
                <text:p>2.00159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1.46406">
                <text:p>1.46406</text:p>
              </table:table-cell>
              <table:table-cell office:value-type="float" office:value="1.80657">
                <text:p>1.80657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58013">
                <text:p>1.58013</text:p>
              </table:table-cell>
              <table:table-cell office:value-type="float" office:value="1.67641">
                <text:p>1.6764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26cm" svg:y="3.952cm" style:legend-expansion="high" chart:style-name="ch2"/>
        <chart:plot-area chart:style-name="ch3" table:cell-range-address="Sheet5.A6:Sheet5.B15 Sheet5.B5:Sheet5.B5 Sheet5.B20:Sheet5.B30" chart:data-source-has-labels="both" svg:x="0.32cm" svg:y="0.18cm" svg:width="11.986cm" svg:height="8.64cm">
          <chartooo:coordinate-region svg:x="1.047cm" svg:y="0.379cm" svg:width="11.259cm" svg:height="7.794cm"/>
          <chart:axis chart:dimension="x" chart:name="primary-x" chart:style-name="ch4" chartooo:axis-type="auto">
            <chartooo:date-scale/>
            <chart:categories table:cell-range-address="Sheet5.A6:Sheet5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5.B6:Sheet5.B15" chart:label-cell-address="Sheet5.B5:Sheet5.B5" chart:class="chart:bar">
            <chart:data-point chart:repeated="10"/>
          </chart:series>
          <chart:series chart:style-name="ch8" chart:values-cell-range-address="Sheet5.B21:Sheet5.B30" chart:label-cell-address="Sheet5.B20:Sheet5.B20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mres_e6_spdup</text:p>
                <draw:g>
                  <svg:desc>Sheet5.B5:Sheet5.B5</svg:desc>
                </draw:g>
              </table:table-cell>
              <table:table-cell office:value-type="string">
                <text:p>gmres_e3_spdup</text:p>
                <draw:g>
                  <svg:desc>Sheet5.B20:Sheet5.B20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5.A6:Sheet5.A15</svg:desc>
                </draw:g>
              </table:table-cell>
              <table:table-cell office:value-type="float" office:value="1.85724">
                <text:p>1.85724</text:p>
                <draw:g>
                  <svg:desc>Sheet5.B6:Sheet5.B15</svg:desc>
                </draw:g>
              </table:table-cell>
              <table:table-cell office:value-type="float" office:value="3.37511">
                <text:p>3.37511</text:p>
                <draw:g>
                  <svg:desc>Sheet5.B21:Sheet5.B30</svg:desc>
                </draw:g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.39253">
                <text:p>2.39253</text:p>
              </table:table-cell>
              <table:table-cell office:value-type="float" office:value="3.11747">
                <text:p>3.1174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.79048">
                <text:p>2.79048</text:p>
              </table:table-cell>
              <table:table-cell office:value-type="float" office:value="3.35072">
                <text:p>3.35072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.52183">
                <text:p>2.52183</text:p>
              </table:table-cell>
              <table:table-cell office:value-type="float" office:value="3.1149">
                <text:p>3.114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.26283">
                <text:p>2.26283</text:p>
              </table:table-cell>
              <table:table-cell office:value-type="float" office:value="2.94581">
                <text:p>2.94581</text:p>
              </table:table-cell>
            </table:table-row>
            <table:table-row>
              <table:table-cell office:value-type="float" office:value="11000">
                <text:p>11000</text:p>
              </table:table-cell>
              <table:table-cell office:value-type="float" office:value="2.26528">
                <text:p>2.26528</text:p>
              </table:table-cell>
              <table:table-cell office:value-type="float" office:value="2.96372">
                <text:p>2.96372</text:p>
              </table:table-cell>
            </table:table-row>
            <table:table-row>
              <table:table-cell office:value-type="float" office:value="13000">
                <text:p>13000</text:p>
              </table:table-cell>
              <table:table-cell office:value-type="float" office:value="2.14783">
                <text:p>2.14783</text:p>
              </table:table-cell>
              <table:table-cell office:value-type="float" office:value="2.95501">
                <text:p>2.95501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2.0408">
                <text:p>2.0408</text:p>
              </table:table-cell>
              <table:table-cell office:value-type="float" office:value="2.98397">
                <text:p>2.98397</text:p>
              </table:table-cell>
            </table:table-row>
            <table:table-row>
              <table:table-cell office:value-type="float" office:value="17000">
                <text:p>17000</text:p>
              </table:table-cell>
              <table:table-cell office:value-type="float" office:value="2.05072">
                <text:p>2.05072</text:p>
              </table:table-cell>
              <table:table-cell office:value-type="float" office:value="2.76326">
                <text:p>2.76326</text:p>
              </table:table-cell>
            </table:table-row>
            <table:table-row>
              <table:table-cell office:value-type="float" office:value="19000">
                <text:p>19000</text:p>
              </table:table-cell>
              <table:table-cell office:value-type="float" office:value="1.86537">
                <text:p>1.86537</text:p>
              </table:table-cell>
              <table:table-cell office:value-type="float" office:value="3.38638">
                <text:p>3.386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